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16cm" svg:height="51.139cm" svg:x="39.914cm" svg:y="8.156cm">
            <draw:object draw:notify-on-update-of-ranges="Sheet1.J14:Sheet1.J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/255*100" office:value-type="float" office:value="0.392156862745098" calcext:value-type="float">
            <text:p>0,39215686274509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]-[.D1])/90" office:value-type="float" office:value="0.377777777777778" calcext:value-type="float">
            <text:p>0,377777777777778</text:p>
          </table:table-cell>
          <table:table-cell table:formula="of:=([.E1]-[.F1])" office:value-type="float" office:value="65" calcext:value-type="float">
            <text:p>65</text:p>
          </table:table-cell>
          <table:table-cell table:formula="of:=[.H1]/[.I1]" office:value-type="float" office:value="0.00581196581196581" calcext:value-type="float">
            <text:p>0,0058119658119658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/255*100" office:value-type="float" office:value="0.784313725490196" calcext:value-type="float">
            <text:p>0,7843137254901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]-[.D2])/90" office:value-type="float" office:value="0.366666666666667" calcext:value-type="float">
            <text:p>0,366666666666667</text:p>
          </table:table-cell>
          <table:table-cell table:formula="of:=([.E2]-[.F2])" office:value-type="float" office:value="65" calcext:value-type="float">
            <text:p>65</text:p>
          </table:table-cell>
          <table:table-cell table:formula="of:=[.H2]/[.I2]" office:value-type="float" office:value="0.00564102564102564" calcext:value-type="float">
            <text:p>0,00564102564102564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=mx + h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/255*100" office:value-type="float" office:value="1.17647058823529" calcext:value-type="float">
            <text:p>1,1764705882352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3]-[.D3])/90" office:value-type="float" office:value="0.488888888888889" calcext:value-type="float">
            <text:p>0,488888888888889</text:p>
          </table:table-cell>
          <table:table-cell table:formula="of:=([.E3]-[.F3])" office:value-type="float" office:value="65" calcext:value-type="float">
            <text:p>65</text:p>
          </table:table-cell>
          <table:table-cell table:formula="of:=[.H3]/[.I3]" office:value-type="float" office:value="0.00752136752136752" calcext:value-type="float">
            <text:p>0,00752136752136752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/255*100" office:value-type="float" office:value="1.56862745098039" calcext:value-type="float">
            <text:p>1,5686274509803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]-[.D4])/90" office:value-type="float" office:value="0.455555555555556" calcext:value-type="float">
            <text:p>0,455555555555556</text:p>
          </table:table-cell>
          <table:table-cell table:formula="of:=([.E4]-[.F4])" office:value-type="float" office:value="65" calcext:value-type="float">
            <text:p>65</text:p>
          </table:table-cell>
          <table:table-cell table:formula="of:=[.H4]/[.I4]" office:value-type="float" office:value="0.00700854700854701" calcext:value-type="float">
            <text:p>0,00700854700854701</text:p>
          </table:table-cell>
          <table:table-cell table:number-columns-repeated="3"/>
          <table:table-cell office:value-type="float" office:value="0.01216298662762" calcext:value-type="float">
            <text:p>0,012162986627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-0.155436252405753" calcext:value-type="float">
            <text:p>-0,155436252405753</text:p>
          </table:table-cell>
          <table:table-cell table:formula="of:=[.J14]-[.Q9]" office:value-type="float" office:value="-0.80275711742292" calcext:value-type="float">
            <text:p>-0,802757117422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/255*100" office:value-type="float" office:value="1.96078431372549" calcext:value-type="float">
            <text:p>1,960784313725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]-[.D5])/90" office:value-type="float" office:value="0.322222222222222" calcext:value-type="float">
            <text:p>0,322222222222222</text:p>
          </table:table-cell>
          <table:table-cell table:formula="of:=([.E5]-[.F5])" office:value-type="float" office:value="65" calcext:value-type="float">
            <text:p>65</text:p>
          </table:table-cell>
          <table:table-cell table:formula="of:=[.H5]/[.I5]" office:value-type="float" office:value="0.00495726495726496" calcext:value-type="float">
            <text:p>0,004957264957264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/255*100" office:value-type="float" office:value="2.35294117647059" calcext:value-type="float">
            <text:p>2,3529411764705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]-[.D6])/90" office:value-type="float" office:value="0.433333333333333" calcext:value-type="float">
            <text:p>0,433333333333333</text:p>
          </table:table-cell>
          <table:table-cell table:formula="of:=([.E6]-[.F6])" office:value-type="float" office:value="65" calcext:value-type="float">
            <text:p>65</text:p>
          </table:table-cell>
          <table:table-cell table:formula="of:=[.H6]/[.I6]" office:value-type="float" office:value="0.00666666666666667" calcext:value-type="float">
            <text:p>0,00666666666666667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/255*100" office:value-type="float" office:value="2.74509803921569" calcext:value-type="float">
            <text:p>2,745098039215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]-[.D7])/90" office:value-type="float" office:value="0.477777777777778" calcext:value-type="float">
            <text:p>0,477777777777778</text:p>
          </table:table-cell>
          <table:table-cell table:formula="of:=([.E7]-[.F7])" office:value-type="float" office:value="65" calcext:value-type="float">
            <text:p>65</text:p>
          </table:table-cell>
          <table:table-cell table:formula="of:=[.H7]/[.I7]" office:value-type="float" office:value="0.00735042735042735" calcext:value-type="float">
            <text:p>0,00735042735042735</text:p>
          </table:table-cell>
          <table:table-cell table:number-columns-repeated="2"/>
          <table:table-cell office:value-type="string" calcext:value-type="string">
            <text:p>S = m * p255 + h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/255*100" office:value-type="float" office:value="3.13725490196078" calcext:value-type="float">
            <text:p>3,1372549019607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]-[.D8])/90" office:value-type="float" office:value="0.422222222222222" calcext:value-type="float">
            <text:p>0,422222222222222</text:p>
          </table:table-cell>
          <table:table-cell table:formula="of:=([.E8]-[.F8])" office:value-type="float" office:value="65" calcext:value-type="float">
            <text:p>65</text:p>
          </table:table-cell>
          <table:table-cell table:formula="of:=[.H8]/[.I8]" office:value-type="float" office:value="0.0064957264957265" calcext:value-type="float">
            <text:p>0,0064957264957265</text:p>
          </table:table-cell>
          <table:table-cell table:number-columns-repeated="2"/>
          <table:table-cell office:value-type="string" calcext:value-type="string">
            <text:p>P255 * m = S-h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/255*100" office:value-type="float" office:value="3.52941176470588" calcext:value-type="float">
            <text:p>3,529411764705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]-[.D9])/90" office:value-type="float" office:value="0.411111111111111" calcext:value-type="float">
            <text:p>0,411111111111111</text:p>
          </table:table-cell>
          <table:table-cell table:formula="of:=([.E9]-[.F9])" office:value-type="float" office:value="65" calcext:value-type="float">
            <text:p>65</text:p>
          </table:table-cell>
          <table:table-cell table:formula="of:=[.H9]/[.I9]" office:value-type="float" office:value="0.00632478632478632" calcext:value-type="float">
            <text:p>0,00632478632478632</text:p>
          </table:table-cell>
          <table:table-cell table:number-columns-repeated="2"/>
          <table:table-cell office:value-type="string" calcext:value-type="string">
            <text:p>P255 = (S – h ) / m</text:p>
          </table:table-cell>
          <table:table-cell table:number-columns-repeated="3"/>
          <table:table-cell table:formula="of:=[.N4]*[.S3]+[.Q4]" office:value-type="float" office:value="0.829765664431467" calcext:value-type="float">
            <text:p>0,82976566443146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/255*100" office:value-type="float" office:value="3.92156862745098" calcext:value-type="float">
            <text:p>3,9215686274509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]-[.D10])/90" office:value-type="float" office:value="0.411111111111111" calcext:value-type="float">
            <text:p>0,411111111111111</text:p>
          </table:table-cell>
          <table:table-cell table:formula="of:=([.E10]-[.F10])" office:value-type="float" office:value="65" calcext:value-type="float">
            <text:p>65</text:p>
          </table:table-cell>
          <table:table-cell table:formula="of:=[.H10]/[.I10]" office:value-type="float" office:value="0.00632478632478632" calcext:value-type="float">
            <text:p>0,0063247863247863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/255*100" office:value-type="float" office:value="4.31372549019608" calcext:value-type="float">
            <text:p>4,3137254901960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]-[.D11])/90" office:value-type="float" office:value="0.377777777777778" calcext:value-type="float">
            <text:p>0,377777777777778</text:p>
          </table:table-cell>
          <table:table-cell table:formula="of:=([.E11]-[.F11])" office:value-type="float" office:value="65" calcext:value-type="float">
            <text:p>65</text:p>
          </table:table-cell>
          <table:table-cell table:formula="of:=[.H11]/[.I11]" office:value-type="float" office:value="0.00581196581196581" calcext:value-type="float">
            <text:p>0,00581196581196581</text:p>
          </table:table-cell>
          <table:table-cell table:number-columns-repeated="2"/>
          <table:table-cell office:value-type="string" calcext:value-type="string">
            <text:p>P = P255 / 255*10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/255*100" office:value-type="float" office:value="4.70588235294118" calcext:value-type="float">
            <text:p>4,7058823529411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]-[.D12])/90" office:value-type="float" office:value="0.511111111111111" calcext:value-type="float">
            <text:p>0,511111111111111</text:p>
          </table:table-cell>
          <table:table-cell table:formula="of:=([.E12]-[.F12])" office:value-type="float" office:value="65" calcext:value-type="float">
            <text:p>65</text:p>
          </table:table-cell>
          <table:table-cell table:formula="of:=[.H12]/[.I12]" office:value-type="float" office:value="0.00786324786324786" calcext:value-type="float">
            <text:p>0,00786324786324786</text:p>
          </table:table-cell>
          <table:table-cell table:number-columns-repeated="2"/>
          <table:table-cell office:value-type="string" calcext:value-type="string">
            <text:p>P * 255 / 100 = P25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/255*100" office:value-type="float" office:value="5.09803921568627" calcext:value-type="float">
            <text:p>5,0980392156862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]-[.D13])/90" office:value-type="float" office:value="0.588888888888889" calcext:value-type="float">
            <text:p>0,588888888888889</text:p>
          </table:table-cell>
          <table:table-cell table:formula="of:=([.E13]-[.F13])" office:value-type="float" office:value="65" calcext:value-type="float">
            <text:p>65</text:p>
          </table:table-cell>
          <table:table-cell table:formula="of:=[.H13]/[.I13]" office:value-type="float" office:value="0.00905982905982906" calcext:value-type="float">
            <text:p>0,00905982905982906</text:p>
          </table:table-cell>
          <table:table-cell table:number-columns-repeated="2"/>
          <table:table-cell office:value-type="string" calcext:value-type="string">
            <text:p>P * 255 / 100 = (S – h ) / m</text:p>
          </table:table-cell>
          <table:table-cell table:number-columns-repeated="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A14]/255*100" office:value-type="float" office:value="5.49019607843137" calcext:value-type="float">
            <text:p>5,4901960784313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style-name="ce1" table:formula="of:=([.C14]-[.D14])/90" office:value-type="float" office:value="1.75555555555556" calcext:value-type="float">
            <text:p>1,75555555555556</text:p>
          </table:table-cell>
          <table:table-cell table:style-name="ce1" table:formula="of:=([.E14]-[.F14])" office:value-type="float" office:value="65" calcext:value-type="float">
            <text:p>65</text:p>
          </table:table-cell>
          <table:table-cell table:style-name="ce1" table:formula="of:=[.H14]/[.I14]" office:value-type="float" office:value="0.027008547008547" calcext:value-type="float">
            <text:p>0,027008547008547</text:p>
          </table:table-cell>
          <table:table-cell table:number-columns-repeated="2"/>
          <table:table-cell office:value-type="string" calcext:value-type="string">
            <text:p>P = (S – h ) / m * 100 / 255</text:p>
          </table:table-cell>
          <table:table-cell table:number-columns-repeated="2"/>
          <table:table-cell table:formula="of:=([.J18]-[.Q4])/[.N4]*100/255" office:value-type="float" office:value="7.1444687499022" calcext:value-type="float">
            <text:p>7,144468749902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/255*100" office:value-type="float" office:value="5.88235294117647" calcext:value-type="float">
            <text:p>5,88235294117647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]-[.D15])/90" office:value-type="float" office:value="2.04444444444444" calcext:value-type="float">
            <text:p>2,04444444444444</text:p>
          </table:table-cell>
          <table:table-cell table:formula="of:=([.E15]-[.F15])" office:value-type="float" office:value="65" calcext:value-type="float">
            <text:p>65</text:p>
          </table:table-cell>
          <table:table-cell table:formula="of:=[.H15]/[.I15]" office:value-type="float" office:value="0.0314529914529915" calcext:value-type="float">
            <text:p>0,0314529914529915</text:p>
          </table:table-cell>
          <table:table-cell table:number-columns-repeated="5"/>
          <table:table-cell table:formula="of:=([.J18]-[.Q4])*[.R15]" office:value-type="float" office:value="7.1444687499022" calcext:value-type="float">
            <text:p>7,1444687499022</text:p>
          </table:table-cell>
          <table:table-cell/>
          <table:table-cell table:formula="of:=100/[.N4]/255" office:value-type="float" office:value="32.2418230613342" calcext:value-type="float">
            <text:p>32,24182306133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/255*100" office:value-type="float" office:value="6.27450980392157" calcext:value-type="float">
            <text:p>6,27450980392157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]-[.D16])/90" office:value-type="float" office:value="2.76666666666667" calcext:value-type="float">
            <text:p>2,76666666666667</text:p>
          </table:table-cell>
          <table:table-cell table:formula="of:=([.E16]-[.F16])" office:value-type="float" office:value="65" calcext:value-type="float">
            <text:p>65</text:p>
          </table:table-cell>
          <table:table-cell table:formula="of:=[.H16]/[.I16]" office:value-type="float" office:value="0.0425641025641026" calcext:value-type="float">
            <text:p>0,042564102564102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/255*100" office:value-type="float" office:value="6.66666666666667" calcext:value-type="float">
            <text:p>6,66666666666667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]-[.D17])/90" office:value-type="float" office:value="3.4" calcext:value-type="float">
            <text:p>3,4</text:p>
          </table:table-cell>
          <table:table-cell table:formula="of:=([.E17]-[.F17])" office:value-type="float" office:value="65" calcext:value-type="float">
            <text:p>65</text:p>
          </table:table-cell>
          <table:table-cell table:formula="of:=[.H17]/[.I17]" office:value-type="float" office:value="0.0523076923076923" calcext:value-type="float">
            <text:p>0,0523076923076923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/255*100" office:value-type="float" office:value="7.05882352941176" calcext:value-type="float">
            <text:p>7,0588235294117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]-[.D18])/90" office:value-type="float" office:value="4.3" calcext:value-type="float">
            <text:p>4,3</text:p>
          </table:table-cell>
          <table:table-cell table:formula="of:=([.E18]-[.F18])" office:value-type="float" office:value="65" calcext:value-type="float">
            <text:p>65</text:p>
          </table:table-cell>
          <table:table-cell table:formula="of:=[.H18]/[.I18]" office:value-type="float" office:value="0.0661538461538462" calcext:value-type="float">
            <text:p>0,066153846153846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/255*100" office:value-type="float" office:value="7.45098039215686" calcext:value-type="float">
            <text:p>7,4509803921568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]-[.D19])/90" office:value-type="float" office:value="5.03333333333333" calcext:value-type="float">
            <text:p>5,03333333333333</text:p>
          </table:table-cell>
          <table:table-cell table:formula="of:=([.E19]-[.F19])" office:value-type="float" office:value="65" calcext:value-type="float">
            <text:p>65</text:p>
          </table:table-cell>
          <table:table-cell table:formula="of:=[.H19]/[.I19]" office:value-type="float" office:value="0.0774358974358974" calcext:value-type="float">
            <text:p>0,077435897435897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/255*100" office:value-type="float" office:value="7.84313725490196" calcext:value-type="float">
            <text:p>7,84313725490196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]-[.D20])/90" office:value-type="float" office:value="5.67777777777778" calcext:value-type="float">
            <text:p>5,67777777777778</text:p>
          </table:table-cell>
          <table:table-cell table:formula="of:=([.E20]-[.F20])" office:value-type="float" office:value="65" calcext:value-type="float">
            <text:p>65</text:p>
          </table:table-cell>
          <table:table-cell table:formula="of:=[.H20]/[.I20]" office:value-type="float" office:value="0.0873504273504274" calcext:value-type="float">
            <text:p>0,087350427350427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/255*100" office:value-type="float" office:value="8.23529411764706" calcext:value-type="float">
            <text:p>8,2352941176470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]-[.D21])/90" office:value-type="float" office:value="6.53333333333333" calcext:value-type="float">
            <text:p>6,53333333333333</text:p>
          </table:table-cell>
          <table:table-cell table:formula="of:=([.E21]-[.F21])" office:value-type="float" office:value="65" calcext:value-type="float">
            <text:p>65</text:p>
          </table:table-cell>
          <table:table-cell table:formula="of:=[.H21]/[.I21]" office:value-type="float" office:value="0.100512820512821" calcext:value-type="float">
            <text:p>0,1005128205128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/255*100" office:value-type="float" office:value="8.62745098039216" calcext:value-type="float">
            <text:p>8,62745098039216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]-[.D22])/90" office:value-type="float" office:value="7.33333333333333" calcext:value-type="float">
            <text:p>7,33333333333333</text:p>
          </table:table-cell>
          <table:table-cell table:formula="of:=([.E22]-[.F22])" office:value-type="float" office:value="65" calcext:value-type="float">
            <text:p>65</text:p>
          </table:table-cell>
          <table:table-cell table:formula="of:=[.H22]/[.I22]" office:value-type="float" office:value="0.112820512820513" calcext:value-type="float">
            <text:p>0,11282051282051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/255*100" office:value-type="float" office:value="9.01960784313726" calcext:value-type="float">
            <text:p>9,01960784313726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]-[.D23])/90" office:value-type="float" office:value="8.03333333333333" calcext:value-type="float">
            <text:p>8,03333333333333</text:p>
          </table:table-cell>
          <table:table-cell table:formula="of:=([.E23]-[.F23])" office:value-type="float" office:value="65" calcext:value-type="float">
            <text:p>65</text:p>
          </table:table-cell>
          <table:table-cell table:formula="of:=[.H23]/[.I23]" office:value-type="float" office:value="0.123589743589744" calcext:value-type="float">
            <text:p>0,12358974358974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/255*100" office:value-type="float" office:value="9.41176470588235" calcext:value-type="float">
            <text:p>9,41176470588235</text:p>
          </table:table-cell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]-[.D24])/90" office:value-type="float" office:value="8.78888888888889" calcext:value-type="float">
            <text:p>8,78888888888889</text:p>
          </table:table-cell>
          <table:table-cell table:formula="of:=([.E24]-[.F24])" office:value-type="float" office:value="65" calcext:value-type="float">
            <text:p>65</text:p>
          </table:table-cell>
          <table:table-cell table:formula="of:=[.H24]/[.I24]" office:value-type="float" office:value="0.135213675213675" calcext:value-type="float">
            <text:p>0,13521367521367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/255*100" office:value-type="float" office:value="9.80392156862745" calcext:value-type="float">
            <text:p>9,80392156862745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]-[.D25])/90" office:value-type="float" office:value="9.62222222222222" calcext:value-type="float">
            <text:p>9,62222222222222</text:p>
          </table:table-cell>
          <table:table-cell table:formula="of:=([.E25]-[.F25])" office:value-type="float" office:value="65" calcext:value-type="float">
            <text:p>65</text:p>
          </table:table-cell>
          <table:table-cell table:formula="of:=[.H25]/[.I25]" office:value-type="float" office:value="0.148034188034188" calcext:value-type="float">
            <text:p>0,14803418803418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/255*100" office:value-type="float" office:value="10.1960784313725" calcext:value-type="float">
            <text:p>10,1960784313725</text:p>
          </table:table-cell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6]-[.D26])/90" office:value-type="float" office:value="10.3666666666667" calcext:value-type="float">
            <text:p>10,3666666666667</text:p>
          </table:table-cell>
          <table:table-cell table:formula="of:=([.E26]-[.F26])" office:value-type="float" office:value="65" calcext:value-type="float">
            <text:p>65</text:p>
          </table:table-cell>
          <table:table-cell table:formula="of:=[.H26]/[.I26]" office:value-type="float" office:value="0.15948717948718" calcext:value-type="float">
            <text:p>0,1594871794871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/255*100" office:value-type="float" office:value="10.5882352941176" calcext:value-type="float">
            <text:p>10,5882352941176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7]-[.D27])/90" office:value-type="float" office:value="11.1" calcext:value-type="float">
            <text:p>11,1</text:p>
          </table:table-cell>
          <table:table-cell table:formula="of:=([.E27]-[.F27])" office:value-type="float" office:value="65" calcext:value-type="float">
            <text:p>65</text:p>
          </table:table-cell>
          <table:table-cell table:formula="of:=[.H27]/[.I27]" office:value-type="float" office:value="0.170769230769231" calcext:value-type="float">
            <text:p>0,170769230769231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/255*100" office:value-type="float" office:value="10.9803921568627" calcext:value-type="float">
            <text:p>10,9803921568627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8]-[.D28])/90" office:value-type="float" office:value="12.1666666666667" calcext:value-type="float">
            <text:p>12,1666666666667</text:p>
          </table:table-cell>
          <table:table-cell table:formula="of:=([.E28]-[.F28])" office:value-type="float" office:value="65" calcext:value-type="float">
            <text:p>65</text:p>
          </table:table-cell>
          <table:table-cell table:formula="of:=[.H28]/[.I28]" office:value-type="float" office:value="0.187179487179487" calcext:value-type="float">
            <text:p>0,18717948717948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/255*100" office:value-type="float" office:value="11.3725490196078" calcext:value-type="float">
            <text:p>11,3725490196078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9]-[.D29])/90" office:value-type="float" office:value="12.7777777777778" calcext:value-type="float">
            <text:p>12,7777777777778</text:p>
          </table:table-cell>
          <table:table-cell table:formula="of:=([.E29]-[.F29])" office:value-type="float" office:value="65" calcext:value-type="float">
            <text:p>65</text:p>
          </table:table-cell>
          <table:table-cell table:formula="of:=[.H29]/[.I29]" office:value-type="float" office:value="0.196581196581197" calcext:value-type="float">
            <text:p>0,196581196581197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/255*100" office:value-type="float" office:value="11.7647058823529" calcext:value-type="float">
            <text:p>11,7647058823529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30]-[.D30])/90" office:value-type="float" office:value="13.8" calcext:value-type="float">
            <text:p>13,8</text:p>
          </table:table-cell>
          <table:table-cell table:formula="of:=([.E30]-[.F30])" office:value-type="float" office:value="65" calcext:value-type="float">
            <text:p>65</text:p>
          </table:table-cell>
          <table:table-cell table:formula="of:=[.H30]/[.I30]" office:value-type="float" office:value="0.212307692307692" calcext:value-type="float">
            <text:p>0,21230769230769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/255*100" office:value-type="float" office:value="12.156862745098" calcext:value-type="float">
            <text:p>12,156862745098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1]-[.D31])/90" office:value-type="float" office:value="14.5" calcext:value-type="float">
            <text:p>14,5</text:p>
          </table:table-cell>
          <table:table-cell table:formula="of:=([.E31]-[.F31])" office:value-type="float" office:value="65" calcext:value-type="float">
            <text:p>65</text:p>
          </table:table-cell>
          <table:table-cell table:formula="of:=[.H31]/[.I31]" office:value-type="float" office:value="0.223076923076923" calcext:value-type="float">
            <text:p>0,223076923076923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/255*100" office:value-type="float" office:value="12.5490196078431" calcext:value-type="float">
            <text:p>12,5490196078431</text:p>
          </table:table-cell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2]-[.D32])/90" office:value-type="float" office:value="15.3111111111111" calcext:value-type="float">
            <text:p>15,3111111111111</text:p>
          </table:table-cell>
          <table:table-cell table:formula="of:=([.E32]-[.F32])" office:value-type="float" office:value="65" calcext:value-type="float">
            <text:p>65</text:p>
          </table:table-cell>
          <table:table-cell table:formula="of:=[.H32]/[.I32]" office:value-type="float" office:value="0.235555555555556" calcext:value-type="float">
            <text:p>0,23555555555555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/255*100" office:value-type="float" office:value="12.9411764705882" calcext:value-type="float">
            <text:p>12,9411764705882</text:p>
          </table:table-cell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3]-[.D33])/90" office:value-type="float" office:value="16" calcext:value-type="float">
            <text:p>16</text:p>
          </table:table-cell>
          <table:table-cell table:formula="of:=([.E33]-[.F33])" office:value-type="float" office:value="65" calcext:value-type="float">
            <text:p>65</text:p>
          </table:table-cell>
          <table:table-cell table:formula="of:=[.H33]/[.I33]" office:value-type="float" office:value="0.246153846153846" calcext:value-type="float">
            <text:p>0,24615384615384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/255*100" office:value-type="float" office:value="13.3333333333333" calcext:value-type="float">
            <text:p>13,3333333333333</text:p>
          </table:table-cell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4]-[.D34])/90" office:value-type="float" office:value="16.9666666666667" calcext:value-type="float">
            <text:p>16,9666666666667</text:p>
          </table:table-cell>
          <table:table-cell table:formula="of:=([.E34]-[.F34])" office:value-type="float" office:value="65" calcext:value-type="float">
            <text:p>65</text:p>
          </table:table-cell>
          <table:table-cell table:formula="of:=[.H34]/[.I34]" office:value-type="float" office:value="0.261025641025641" calcext:value-type="float">
            <text:p>0,261025641025641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/255*100" office:value-type="float" office:value="13.7254901960784" calcext:value-type="float">
            <text:p>13,7254901960784</text:p>
          </table:table-cell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5]-[.D35])/90" office:value-type="float" office:value="17.6111111111111" calcext:value-type="float">
            <text:p>17,6111111111111</text:p>
          </table:table-cell>
          <table:table-cell table:formula="of:=([.E35]-[.F35])" office:value-type="float" office:value="65" calcext:value-type="float">
            <text:p>65</text:p>
          </table:table-cell>
          <table:table-cell table:formula="of:=[.H35]/[.I35]" office:value-type="float" office:value="0.270940170940171" calcext:value-type="float">
            <text:p>0,270940170940171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/255*100" office:value-type="float" office:value="14.1176470588235" calcext:value-type="float">
            <text:p>14,1176470588235</text:p>
          </table:table-cell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6]-[.D36])/90" office:value-type="float" office:value="18.6555555555556" calcext:value-type="float">
            <text:p>18,6555555555556</text:p>
          </table:table-cell>
          <table:table-cell table:formula="of:=([.E36]-[.F36])" office:value-type="float" office:value="65" calcext:value-type="float">
            <text:p>65</text:p>
          </table:table-cell>
          <table:table-cell table:formula="of:=[.H36]/[.I36]" office:value-type="float" office:value="0.287008547008547" calcext:value-type="float">
            <text:p>0,287008547008547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/255*100" office:value-type="float" office:value="14.5098039215686" calcext:value-type="float">
            <text:p>14,5098039215686</text:p>
          </table:table-cell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7]-[.D37])/90" office:value-type="float" office:value="19.2555555555556" calcext:value-type="float">
            <text:p>19,2555555555556</text:p>
          </table:table-cell>
          <table:table-cell table:formula="of:=([.E37]-[.F37])" office:value-type="float" office:value="65" calcext:value-type="float">
            <text:p>65</text:p>
          </table:table-cell>
          <table:table-cell table:formula="of:=[.H37]/[.I37]" office:value-type="float" office:value="0.296239316239316" calcext:value-type="float">
            <text:p>0,29623931623931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/255*100" office:value-type="float" office:value="14.9019607843137" calcext:value-type="float">
            <text:p>14,9019607843137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8]-[.D38])/90" office:value-type="float" office:value="20.2666666666667" calcext:value-type="float">
            <text:p>20,2666666666667</text:p>
          </table:table-cell>
          <table:table-cell table:formula="of:=([.E38]-[.F38])" office:value-type="float" office:value="65" calcext:value-type="float">
            <text:p>65</text:p>
          </table:table-cell>
          <table:table-cell table:formula="of:=[.H38]/[.I38]" office:value-type="float" office:value="0.311794871794872" calcext:value-type="float">
            <text:p>0,31179487179487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/255*100" office:value-type="float" office:value="15.2941176470588" calcext:value-type="float">
            <text:p>15,2941176470588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39]-[.D39])/90" office:value-type="float" office:value="20.9555555555556" calcext:value-type="float">
            <text:p>20,9555555555556</text:p>
          </table:table-cell>
          <table:table-cell table:formula="of:=([.E39]-[.F39])" office:value-type="float" office:value="65" calcext:value-type="float">
            <text:p>65</text:p>
          </table:table-cell>
          <table:table-cell table:formula="of:=[.H39]/[.I39]" office:value-type="float" office:value="0.322393162393162" calcext:value-type="float">
            <text:p>0,32239316239316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/255*100" office:value-type="float" office:value="15.6862745098039" calcext:value-type="float">
            <text:p>15,6862745098039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40]-[.D40])/90" office:value-type="float" office:value="21.9333333333333" calcext:value-type="float">
            <text:p>21,9333333333333</text:p>
          </table:table-cell>
          <table:table-cell table:formula="of:=([.E40]-[.F40])" office:value-type="float" office:value="65" calcext:value-type="float">
            <text:p>65</text:p>
          </table:table-cell>
          <table:table-cell table:formula="of:=[.H40]/[.I40]" office:value-type="float" office:value="0.337435897435897" calcext:value-type="float">
            <text:p>0,337435897435897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/255*100" office:value-type="float" office:value="16.078431372549" calcext:value-type="float">
            <text:p>16,078431372549</text:p>
          </table:table-cell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1]-[.D41])/90" office:value-type="float" office:value="22.7333333333333" calcext:value-type="float">
            <text:p>22,7333333333333</text:p>
          </table:table-cell>
          <table:table-cell table:formula="of:=([.E41]-[.F41])" office:value-type="float" office:value="65" calcext:value-type="float">
            <text:p>65</text:p>
          </table:table-cell>
          <table:table-cell table:formula="of:=[.H41]/[.I41]" office:value-type="float" office:value="0.34974358974359" calcext:value-type="float">
            <text:p>0,34974358974359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/255*100" office:value-type="float" office:value="16.4705882352941" calcext:value-type="float">
            <text:p>16,4705882352941</text:p>
          </table:table-cell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2]-[.D42])/90" office:value-type="float" office:value="23.5777777777778" calcext:value-type="float">
            <text:p>23,5777777777778</text:p>
          </table:table-cell>
          <table:table-cell table:formula="of:=([.E42]-[.F42])" office:value-type="float" office:value="65" calcext:value-type="float">
            <text:p>65</text:p>
          </table:table-cell>
          <table:table-cell table:formula="of:=[.H42]/[.I42]" office:value-type="float" office:value="0.362735042735043" calcext:value-type="float">
            <text:p>0,362735042735043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/255*100" office:value-type="float" office:value="16.8627450980392" calcext:value-type="float">
            <text:p>16,8627450980392</text:p>
          </table:table-cell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3]-[.D43])/90" office:value-type="float" office:value="24.4888888888889" calcext:value-type="float">
            <text:p>24,4888888888889</text:p>
          </table:table-cell>
          <table:table-cell table:formula="of:=([.E43]-[.F43])" office:value-type="float" office:value="65" calcext:value-type="float">
            <text:p>65</text:p>
          </table:table-cell>
          <table:table-cell table:formula="of:=[.H43]/[.I43]" office:value-type="float" office:value="0.376752136752137" calcext:value-type="float">
            <text:p>0,376752136752137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/255*100" office:value-type="float" office:value="17.2549019607843" calcext:value-type="float">
            <text:p>17,2549019607843</text:p>
          </table:table-cell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4]-[.D44])/90" office:value-type="float" office:value="25.2222222222222" calcext:value-type="float">
            <text:p>25,2222222222222</text:p>
          </table:table-cell>
          <table:table-cell table:formula="of:=([.E44]-[.F44])" office:value-type="float" office:value="65" calcext:value-type="float">
            <text:p>65</text:p>
          </table:table-cell>
          <table:table-cell table:formula="of:=[.H44]/[.I44]" office:value-type="float" office:value="0.388034188034188" calcext:value-type="float">
            <text:p>0,38803418803418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/255*100" office:value-type="float" office:value="17.6470588235294" calcext:value-type="float">
            <text:p>17,6470588235294</text:p>
          </table:table-cell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5]-[.D45])/90" office:value-type="float" office:value="25.8777777777778" calcext:value-type="float">
            <text:p>25,8777777777778</text:p>
          </table:table-cell>
          <table:table-cell table:formula="of:=([.E45]-[.F45])" office:value-type="float" office:value="65" calcext:value-type="float">
            <text:p>65</text:p>
          </table:table-cell>
          <table:table-cell table:formula="of:=[.H45]/[.I45]" office:value-type="float" office:value="0.398119658119658" calcext:value-type="float">
            <text:p>0,39811965811965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/255*100" office:value-type="float" office:value="18.0392156862745" calcext:value-type="float">
            <text:p>18,0392156862745</text:p>
          </table:table-cell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6]-[.D46])/90" office:value-type="float" office:value="26.5666666666667" calcext:value-type="float">
            <text:p>26,5666666666667</text:p>
          </table:table-cell>
          <table:table-cell table:formula="of:=([.E46]-[.F46])" office:value-type="float" office:value="65" calcext:value-type="float">
            <text:p>65</text:p>
          </table:table-cell>
          <table:table-cell table:formula="of:=[.H46]/[.I46]" office:value-type="float" office:value="0.408717948717949" calcext:value-type="float">
            <text:p>0,408717948717949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/255*100" office:value-type="float" office:value="18.4313725490196" calcext:value-type="float">
            <text:p>18,4313725490196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7]-[.D47])/90" office:value-type="float" office:value="27.3333333333333" calcext:value-type="float">
            <text:p>27,3333333333333</text:p>
          </table:table-cell>
          <table:table-cell table:formula="of:=([.E47]-[.F47])" office:value-type="float" office:value="65" calcext:value-type="float">
            <text:p>65</text:p>
          </table:table-cell>
          <table:table-cell table:formula="of:=[.H47]/[.I47]" office:value-type="float" office:value="0.420512820512821" calcext:value-type="float">
            <text:p>0,42051282051282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/255*100" office:value-type="float" office:value="18.8235294117647" calcext:value-type="float">
            <text:p>18,8235294117647</text:p>
          </table:table-cell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8]-[.D48])/90" office:value-type="float" office:value="28.0222222222222" calcext:value-type="float">
            <text:p>28,0222222222222</text:p>
          </table:table-cell>
          <table:table-cell table:formula="of:=([.E48]-[.F48])" office:value-type="float" office:value="65" calcext:value-type="float">
            <text:p>65</text:p>
          </table:table-cell>
          <table:table-cell table:formula="of:=[.H48]/[.I48]" office:value-type="float" office:value="0.431111111111111" calcext:value-type="float">
            <text:p>0,431111111111111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/255*100" office:value-type="float" office:value="19.2156862745098" calcext:value-type="float">
            <text:p>19,2156862745098</text:p>
          </table:table-cell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49]-[.D49])/90" office:value-type="float" office:value="28.8111111111111" calcext:value-type="float">
            <text:p>28,8111111111111</text:p>
          </table:table-cell>
          <table:table-cell table:formula="of:=([.E49]-[.F49])" office:value-type="float" office:value="65" calcext:value-type="float">
            <text:p>65</text:p>
          </table:table-cell>
          <table:table-cell table:formula="of:=[.H49]/[.I49]" office:value-type="float" office:value="0.443247863247863" calcext:value-type="float">
            <text:p>0,44324786324786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/255*100" office:value-type="float" office:value="19.6078431372549" calcext:value-type="float">
            <text:p>19,6078431372549</text:p>
          </table:table-cell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0]-[.D50])/90" office:value-type="float" office:value="29.5555555555556" calcext:value-type="float">
            <text:p>29,5555555555556</text:p>
          </table:table-cell>
          <table:table-cell table:formula="of:=([.E50]-[.F50])" office:value-type="float" office:value="65" calcext:value-type="float">
            <text:p>65</text:p>
          </table:table-cell>
          <table:table-cell table:formula="of:=[.H50]/[.I50]" office:value-type="float" office:value="0.454700854700855" calcext:value-type="float">
            <text:p>0,454700854700855</text:p>
          </table:table-cell>
          <table:table-cell office:value-type="string" calcext:value-type="string">
            <text:p>1.3935042735042735</text:p>
          </table:table-cell>
          <table:table-cell table:formula="of:=[.C50]-[.C40]" office:value-type="float" office:value="686" calcext:value-type="float">
            <text:p>686</text:p>
          </table:table-cell>
          <table:table-cell table:formula="of:=[.J50]-[.J40]" office:value-type="float" office:value="0.117264957264957" calcext:value-type="float">
            <text:p>0,117264957264957</text:p>
          </table:table-cell>
          <table:table-cell table:formula="of:=[.C50]/[.C40]" office:value-type="float" office:value="1.34751773049645" calcext:value-type="float">
            <text:p>1,34751773049645</text:p>
          </table:table-cell>
          <table:table-cell table:formula="of:=[.J50]/[.J40]" office:value-type="float" office:value="1.34751773049645" calcext:value-type="float">
            <text:p>1,3475177304964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/255*100" office:value-type="float" office:value="20" calcext:value-type="float">
            <text:p>20</text:p>
          </table:table-cell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1]-[.D51])/90" office:value-type="float" office:value="30.3222222222222" calcext:value-type="float">
            <text:p>30,3222222222222</text:p>
          </table:table-cell>
          <table:table-cell table:formula="of:=([.E51]-[.F51])" office:value-type="float" office:value="65" calcext:value-type="float">
            <text:p>65</text:p>
          </table:table-cell>
          <table:table-cell table:formula="of:=[.H51]/[.I51]" office:value-type="float" office:value="0.466495726495727" calcext:value-type="float">
            <text:p>0,46649572649572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/255*100" office:value-type="float" office:value="20.3921568627451" calcext:value-type="float">
            <text:p>20,3921568627451</text:p>
          </table:table-cell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2]-[.D52])/90" office:value-type="float" office:value="31.1444444444444" calcext:value-type="float">
            <text:p>31,1444444444444</text:p>
          </table:table-cell>
          <table:table-cell table:formula="of:=([.E52]-[.F52])" office:value-type="float" office:value="65" calcext:value-type="float">
            <text:p>65</text:p>
          </table:table-cell>
          <table:table-cell table:formula="of:=[.H52]/[.I52]" office:value-type="float" office:value="0.479145299145299" calcext:value-type="float">
            <text:p>0,479145299145299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/255*100" office:value-type="float" office:value="20.7843137254902" calcext:value-type="float">
            <text:p>20,7843137254902</text:p>
          </table:table-cell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3]-[.D53])/90" office:value-type="float" office:value="32.0666666666667" calcext:value-type="float">
            <text:p>32,0666666666667</text:p>
          </table:table-cell>
          <table:table-cell table:formula="of:=([.E53]-[.F53])" office:value-type="float" office:value="65" calcext:value-type="float">
            <text:p>65</text:p>
          </table:table-cell>
          <table:table-cell table:formula="of:=[.H53]/[.I53]" office:value-type="float" office:value="0.493333333333333" calcext:value-type="float">
            <text:p>0,49333333333333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/255*100" office:value-type="float" office:value="21.1764705882353" calcext:value-type="float">
            <text:p>21,1764705882353</text:p>
          </table:table-cell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4]-[.D54])/90" office:value-type="float" office:value="32.8111111111111" calcext:value-type="float">
            <text:p>32,8111111111111</text:p>
          </table:table-cell>
          <table:table-cell table:formula="of:=([.E54]-[.F54])" office:value-type="float" office:value="65" calcext:value-type="float">
            <text:p>65</text:p>
          </table:table-cell>
          <table:table-cell table:formula="of:=[.H54]/[.I54]" office:value-type="float" office:value="0.504786324786325" calcext:value-type="float">
            <text:p>0,504786324786325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/255*100" office:value-type="float" office:value="21.5686274509804" calcext:value-type="float">
            <text:p>21,5686274509804</text:p>
          </table:table-cell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5]-[.D55])/90" office:value-type="float" office:value="33.7333333333333" calcext:value-type="float">
            <text:p>33,7333333333333</text:p>
          </table:table-cell>
          <table:table-cell table:formula="of:=([.E55]-[.F55])" office:value-type="float" office:value="65" calcext:value-type="float">
            <text:p>65</text:p>
          </table:table-cell>
          <table:table-cell table:formula="of:=[.H55]/[.I55]" office:value-type="float" office:value="0.518974358974359" calcext:value-type="float">
            <text:p>0,518974358974359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/255*100" office:value-type="float" office:value="21.9607843137255" calcext:value-type="float">
            <text:p>21,9607843137255</text:p>
          </table:table-cell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6]-[.D56])/90" office:value-type="float" office:value="34.4222222222222" calcext:value-type="float">
            <text:p>34,4222222222222</text:p>
          </table:table-cell>
          <table:table-cell table:formula="of:=([.E56]-[.F56])" office:value-type="float" office:value="65" calcext:value-type="float">
            <text:p>65</text:p>
          </table:table-cell>
          <table:table-cell table:formula="of:=[.H56]/[.I56]" office:value-type="float" office:value="0.52957264957265" calcext:value-type="float">
            <text:p>0,5295726495726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/255*100" office:value-type="float" office:value="22.3529411764706" calcext:value-type="float">
            <text:p>22,3529411764706</text:p>
          </table:table-cell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7]-[.D57])/90" office:value-type="float" office:value="35.3333333333333" calcext:value-type="float">
            <text:p>35,3333333333333</text:p>
          </table:table-cell>
          <table:table-cell table:formula="of:=([.E57]-[.F57])" office:value-type="float" office:value="65" calcext:value-type="float">
            <text:p>65</text:p>
          </table:table-cell>
          <table:table-cell table:formula="of:=[.H57]/[.I57]" office:value-type="float" office:value="0.543589743589744" calcext:value-type="float">
            <text:p>0,54358974358974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/255*100" office:value-type="float" office:value="22.7450980392157" calcext:value-type="float">
            <text:p>22,7450980392157</text:p>
          </table:table-cell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8]-[.D58])/90" office:value-type="float" office:value="35.8" calcext:value-type="float">
            <text:p>35,8</text:p>
          </table:table-cell>
          <table:table-cell table:formula="of:=([.E58]-[.F58])" office:value-type="float" office:value="65" calcext:value-type="float">
            <text:p>65</text:p>
          </table:table-cell>
          <table:table-cell table:formula="of:=[.H58]/[.I58]" office:value-type="float" office:value="0.550769230769231" calcext:value-type="float">
            <text:p>0,550769230769231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/255*100" office:value-type="float" office:value="23.1372549019608" calcext:value-type="float">
            <text:p>23,1372549019608</text:p>
          </table:table-cell>
          <table:table-cell office:value-type="float" office:value="3315" calcext:value-type="float">
            <text:p>331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59]-[.D59])/90" office:value-type="float" office:value="36.8333333333333" calcext:value-type="float">
            <text:p>36,8333333333333</text:p>
          </table:table-cell>
          <table:table-cell table:formula="of:=([.E59]-[.F59])" office:value-type="float" office:value="65" calcext:value-type="float">
            <text:p>65</text:p>
          </table:table-cell>
          <table:table-cell table:formula="of:=[.H59]/[.I59]" office:value-type="float" office:value="0.566666666666667" calcext:value-type="float">
            <text:p>0,566666666666667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0]/255*100" office:value-type="float" office:value="23.5294117647059" calcext:value-type="float">
            <text:p>23,5294117647059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0]-[.D60])/90" office:value-type="float" office:value="37.4555555555556" calcext:value-type="float">
            <text:p>37,4555555555556</text:p>
          </table:table-cell>
          <table:table-cell table:formula="of:=([.E60]-[.F60])" office:value-type="float" office:value="65" calcext:value-type="float">
            <text:p>65</text:p>
          </table:table-cell>
          <table:table-cell table:formula="of:=[.H60]/[.I60]" office:value-type="float" office:value="0.576239316239316" calcext:value-type="float">
            <text:p>0,576239316239316</text:p>
          </table:table-cell>
          <table:table-cell office:value-type="string" calcext:value-type="string">
            <text:p>1.7003418803418804</text:p>
          </table:table-cell>
          <table:table-cell table:formula="of:=[.C60]-[.C50]" office:value-type="float" office:value="711" calcext:value-type="float">
            <text:p>711</text:p>
          </table:table-cell>
          <table:table-cell table:formula="of:=[.J60]-[.J50]" office:value-type="float" office:value="0.121538461538461" calcext:value-type="float">
            <text:p>0,121538461538461</text:p>
          </table:table-cell>
          <table:table-cell table:formula="of:=[.C60]/[.C50]" office:value-type="float" office:value="1.26729323308271" calcext:value-type="float">
            <text:p>1,26729323308271</text:p>
          </table:table-cell>
          <table:table-cell table:formula="of:=[.J60]/[.J50]" office:value-type="float" office:value="1.26729323308271" calcext:value-type="float">
            <text:p>1,2672932330827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1]/255*100" office:value-type="float" office:value="23.921568627451" calcext:value-type="float">
            <text:p>23,921568627451</text:p>
          </table:table-cell>
          <table:table-cell office:value-type="float" office:value="3451" calcext:value-type="float">
            <text:p>34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1]-[.D61])/90" office:value-type="float" office:value="38.3444444444444" calcext:value-type="float">
            <text:p>38,3444444444444</text:p>
          </table:table-cell>
          <table:table-cell table:formula="of:=([.E61]-[.F61])" office:value-type="float" office:value="65" calcext:value-type="float">
            <text:p>65</text:p>
          </table:table-cell>
          <table:table-cell table:formula="of:=[.H61]/[.I61]" office:value-type="float" office:value="0.58991452991453" calcext:value-type="float">
            <text:p>0,58991452991453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2]/255*100" office:value-type="float" office:value="24.3137254901961" calcext:value-type="float">
            <text:p>24,3137254901961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2]-[.D62])/90" office:value-type="float" office:value="38.7777777777778" calcext:value-type="float">
            <text:p>38,7777777777778</text:p>
          </table:table-cell>
          <table:table-cell table:formula="of:=([.E62]-[.F62])" office:value-type="float" office:value="65" calcext:value-type="float">
            <text:p>65</text:p>
          </table:table-cell>
          <table:table-cell table:formula="of:=[.H62]/[.I62]" office:value-type="float" office:value="0.596581196581197" calcext:value-type="float">
            <text:p>0,596581196581197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3]/255*100" office:value-type="float" office:value="24.7058823529412" calcext:value-type="float">
            <text:p>24,7058823529412</text:p>
          </table:table-cell>
          <table:table-cell office:value-type="float" office:value="3590" calcext:value-type="float">
            <text:p>359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3]-[.D63])/90" office:value-type="float" office:value="39.8888888888889" calcext:value-type="float">
            <text:p>39,8888888888889</text:p>
          </table:table-cell>
          <table:table-cell table:formula="of:=([.E63]-[.F63])" office:value-type="float" office:value="65" calcext:value-type="float">
            <text:p>65</text:p>
          </table:table-cell>
          <table:table-cell table:formula="of:=[.H63]/[.I63]" office:value-type="float" office:value="0.613675213675214" calcext:value-type="float">
            <text:p>0,61367521367521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255*100" office:value-type="float" office:value="25.0980392156863" calcext:value-type="float">
            <text:p>25,0980392156863</text:p>
          </table:table-cell>
          <table:table-cell office:value-type="float" office:value="3653" calcext:value-type="float">
            <text:p>36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4]-[.D64])/90" office:value-type="float" office:value="40.5888888888889" calcext:value-type="float">
            <text:p>40,5888888888889</text:p>
          </table:table-cell>
          <table:table-cell table:formula="of:=([.E64]-[.F64])" office:value-type="float" office:value="65" calcext:value-type="float">
            <text:p>65</text:p>
          </table:table-cell>
          <table:table-cell table:formula="of:=[.H64]/[.I64]" office:value-type="float" office:value="0.624444444444445" calcext:value-type="float">
            <text:p>0,62444444444444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5]/255*100" office:value-type="float" office:value="25.4901960784314" calcext:value-type="float">
            <text:p>25,4901960784314</text:p>
          </table:table-cell>
          <table:table-cell office:value-type="float" office:value="3734" calcext:value-type="float">
            <text:p>373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5]-[.D65])/90" office:value-type="float" office:value="41.4888888888889" calcext:value-type="float">
            <text:p>41,4888888888889</text:p>
          </table:table-cell>
          <table:table-cell table:formula="of:=([.E65]-[.F65])" office:value-type="float" office:value="65" calcext:value-type="float">
            <text:p>65</text:p>
          </table:table-cell>
          <table:table-cell table:formula="of:=[.H65]/[.I65]" office:value-type="float" office:value="0.638290598290598" calcext:value-type="float">
            <text:p>0,63829059829059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]/255*100" office:value-type="float" office:value="25.8823529411765" calcext:value-type="float">
            <text:p>25,8823529411765</text:p>
          </table:table-cell>
          <table:table-cell office:value-type="float" office:value="3804" calcext:value-type="float">
            <text:p>38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6]-[.D66])/90" office:value-type="float" office:value="42.2666666666667" calcext:value-type="float">
            <text:p>42,2666666666667</text:p>
          </table:table-cell>
          <table:table-cell table:formula="of:=([.E66]-[.F66])" office:value-type="float" office:value="65" calcext:value-type="float">
            <text:p>65</text:p>
          </table:table-cell>
          <table:table-cell table:formula="of:=[.H66]/[.I66]" office:value-type="float" office:value="0.65025641025641" calcext:value-type="float">
            <text:p>0,65025641025641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7]/255*100" office:value-type="float" office:value="26.2745098039216" calcext:value-type="float">
            <text:p>26,2745098039216</text:p>
          </table:table-cell>
          <table:table-cell office:value-type="float" office:value="3884" calcext:value-type="float">
            <text:p>38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7]-[.D67])/90" office:value-type="float" office:value="43.1555555555556" calcext:value-type="float">
            <text:p>43,1555555555556</text:p>
          </table:table-cell>
          <table:table-cell table:formula="of:=([.E67]-[.F67])" office:value-type="float" office:value="65" calcext:value-type="float">
            <text:p>65</text:p>
          </table:table-cell>
          <table:table-cell table:formula="of:=[.H67]/[.I67]" office:value-type="float" office:value="0.663931623931624" calcext:value-type="float">
            <text:p>0,663931623931624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8]/255*100" office:value-type="float" office:value="26.6666666666667" calcext:value-type="float">
            <text:p>26,6666666666667</text:p>
          </table:table-cell>
          <table:table-cell office:value-type="float" office:value="3954" calcext:value-type="float">
            <text:p>395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8]-[.D68])/90" office:value-type="float" office:value="43.9333333333333" calcext:value-type="float">
            <text:p>43,9333333333333</text:p>
          </table:table-cell>
          <table:table-cell table:formula="of:=([.E68]-[.F68])" office:value-type="float" office:value="65" calcext:value-type="float">
            <text:p>65</text:p>
          </table:table-cell>
          <table:table-cell table:formula="of:=[.H68]/[.I68]" office:value-type="float" office:value="0.675897435897436" calcext:value-type="float">
            <text:p>0,67589743589743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9]/255*100" office:value-type="float" office:value="27.0588235294118" calcext:value-type="float">
            <text:p>27,0588235294118</text:p>
          </table:table-cell>
          <table:table-cell office:value-type="float" office:value="4023" calcext:value-type="float">
            <text:p>40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69]-[.D69])/90" office:value-type="float" office:value="44.7" calcext:value-type="float">
            <text:p>44,7</text:p>
          </table:table-cell>
          <table:table-cell table:formula="of:=([.E69]-[.F69])" office:value-type="float" office:value="65" calcext:value-type="float">
            <text:p>65</text:p>
          </table:table-cell>
          <table:table-cell table:formula="of:=[.H69]/[.I69]" office:value-type="float" office:value="0.687692307692308" calcext:value-type="float">
            <text:p>0,687692307692308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0]/255*100" office:value-type="float" office:value="27.4509803921569" calcext:value-type="float">
            <text:p>27,4509803921569</text:p>
          </table:table-cell>
          <table:table-cell office:value-type="float" office:value="4104" calcext:value-type="float">
            <text:p>410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0]-[.D70])/90" office:value-type="float" office:value="45.6" calcext:value-type="float">
            <text:p>45,6</text:p>
          </table:table-cell>
          <table:table-cell table:formula="of:=([.E70]-[.F70])" office:value-type="float" office:value="65" calcext:value-type="float">
            <text:p>65</text:p>
          </table:table-cell>
          <table:table-cell table:formula="of:=[.H70]/[.I70]" office:value-type="float" office:value="0.701538461538462" calcext:value-type="float">
            <text:p>0,701538461538462</text:p>
          </table:table-cell>
          <table:table-cell/>
          <table:table-cell table:formula="of:=[.C70]-[.C60]" office:value-type="float" office:value="733" calcext:value-type="float">
            <text:p>733</text:p>
          </table:table-cell>
          <table:table-cell table:formula="of:=[.J70]-[.J60]" office:value-type="float" office:value="0.125299145299145" calcext:value-type="float">
            <text:p>0,125299145299145</text:p>
          </table:table-cell>
          <table:table-cell table:formula="of:=[.C70]/[.C60]" office:value-type="float" office:value="1.2174428952833" calcext:value-type="float">
            <text:p>1,2174428952833</text:p>
          </table:table-cell>
          <table:table-cell table:formula="of:=[.J70]/[.J60]" office:value-type="float" office:value="1.2174428952833" calcext:value-type="float">
            <text:p>1,217442895283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1]/255*100" office:value-type="float" office:value="27.843137254902" calcext:value-type="float">
            <text:p>27,843137254902</text:p>
          </table:table-cell>
          <table:table-cell office:value-type="float" office:value="4149" calcext:value-type="float">
            <text:p>41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1]-[.D71])/90" office:value-type="float" office:value="46.1" calcext:value-type="float">
            <text:p>46,1</text:p>
          </table:table-cell>
          <table:table-cell table:formula="of:=([.E71]-[.F71])" office:value-type="float" office:value="65" calcext:value-type="float">
            <text:p>65</text:p>
          </table:table-cell>
          <table:table-cell table:formula="of:=[.H71]/[.I71]" office:value-type="float" office:value="0.709230769230769" calcext:value-type="float">
            <text:p>0,709230769230769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2]/255*100" office:value-type="float" office:value="28.2352941176471" calcext:value-type="float">
            <text:p>28,2352941176471</text:p>
          </table:table-cell>
          <table:table-cell office:value-type="float" office:value="4227" calcext:value-type="float">
            <text:p>422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2]-[.D72])/90" office:value-type="float" office:value="46.9666666666667" calcext:value-type="float">
            <text:p>46,9666666666667</text:p>
          </table:table-cell>
          <table:table-cell table:formula="of:=([.E72]-[.F72])" office:value-type="float" office:value="65" calcext:value-type="float">
            <text:p>65</text:p>
          </table:table-cell>
          <table:table-cell table:formula="of:=[.H72]/[.I72]" office:value-type="float" office:value="0.722564102564103" calcext:value-type="float">
            <text:p>0,72256410256410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3]/255*100" office:value-type="float" office:value="28.6274509803922" calcext:value-type="float">
            <text:p>28,6274509803922</text:p>
          </table:table-cell>
          <table:table-cell office:value-type="float" office:value="4291" calcext:value-type="float">
            <text:p>42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3]-[.D73])/90" office:value-type="float" office:value="47.6777777777778" calcext:value-type="float">
            <text:p>47,6777777777778</text:p>
          </table:table-cell>
          <table:table-cell table:formula="of:=([.E73]-[.F73])" office:value-type="float" office:value="65" calcext:value-type="float">
            <text:p>65</text:p>
          </table:table-cell>
          <table:table-cell table:formula="of:=[.H73]/[.I73]" office:value-type="float" office:value="0.733504273504274" calcext:value-type="float">
            <text:p>0,73350427350427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4]/255*100" office:value-type="float" office:value="29.0196078431373" calcext:value-type="float">
            <text:p>29,0196078431373</text:p>
          </table:table-cell>
          <table:table-cell office:value-type="float" office:value="4363" calcext:value-type="float">
            <text:p>436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4]-[.D74])/90" office:value-type="float" office:value="48.4777777777778" calcext:value-type="float">
            <text:p>48,4777777777778</text:p>
          </table:table-cell>
          <table:table-cell table:formula="of:=([.E74]-[.F74])" office:value-type="float" office:value="65" calcext:value-type="float">
            <text:p>65</text:p>
          </table:table-cell>
          <table:table-cell table:formula="of:=[.H74]/[.I74]" office:value-type="float" office:value="0.745811965811966" calcext:value-type="float">
            <text:p>0,74581196581196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5]/255*100" office:value-type="float" office:value="29.4117647058824" calcext:value-type="float">
            <text:p>29,4117647058824</text:p>
          </table:table-cell>
          <table:table-cell office:value-type="float" office:value="4433" calcext:value-type="float">
            <text:p>44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5]-[.D75])/90" office:value-type="float" office:value="49.2555555555556" calcext:value-type="float">
            <text:p>49,2555555555556</text:p>
          </table:table-cell>
          <table:table-cell table:formula="of:=([.E75]-[.F75])" office:value-type="float" office:value="65" calcext:value-type="float">
            <text:p>65</text:p>
          </table:table-cell>
          <table:table-cell table:formula="of:=[.H75]/[.I75]" office:value-type="float" office:value="0.757777777777778" calcext:value-type="float">
            <text:p>0,75777777777777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6]/255*100" office:value-type="float" office:value="29.8039215686275" calcext:value-type="float">
            <text:p>29,8039215686275</text:p>
          </table:table-cell>
          <table:table-cell office:value-type="float" office:value="4511" calcext:value-type="float">
            <text:p>45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6]-[.D76])/90" office:value-type="float" office:value="50.1222222222222" calcext:value-type="float">
            <text:p>50,1222222222222</text:p>
          </table:table-cell>
          <table:table-cell table:formula="of:=([.E76]-[.F76])" office:value-type="float" office:value="65" calcext:value-type="float">
            <text:p>65</text:p>
          </table:table-cell>
          <table:table-cell table:formula="of:=[.H76]/[.I76]" office:value-type="float" office:value="0.771111111111111" calcext:value-type="float">
            <text:p>0,771111111111111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7]/255*100" office:value-type="float" office:value="30.1960784313726" calcext:value-type="float">
            <text:p>30,1960784313726</text:p>
          </table:table-cell>
          <table:table-cell office:value-type="float" office:value="4572" calcext:value-type="float">
            <text:p>45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7]-[.D77])/90" office:value-type="float" office:value="50.8" calcext:value-type="float">
            <text:p>50,8</text:p>
          </table:table-cell>
          <table:table-cell table:formula="of:=([.E77]-[.F77])" office:value-type="float" office:value="65" calcext:value-type="float">
            <text:p>65</text:p>
          </table:table-cell>
          <table:table-cell table:formula="of:=[.H77]/[.I77]" office:value-type="float" office:value="0.781538461538462" calcext:value-type="float">
            <text:p>0,78153846153846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78]/255*100" office:value-type="float" office:value="30.5882352941177" calcext:value-type="float">
            <text:p>30,5882352941177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8]-[.D78])/90" office:value-type="float" office:value="51.6666666666667" calcext:value-type="float">
            <text:p>51,6666666666667</text:p>
          </table:table-cell>
          <table:table-cell table:formula="of:=([.E78]-[.F78])" office:value-type="float" office:value="65" calcext:value-type="float">
            <text:p>65</text:p>
          </table:table-cell>
          <table:table-cell table:formula="of:=[.H78]/[.I78]" office:value-type="float" office:value="0.794871794871795" calcext:value-type="float">
            <text:p>0,794871794871795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79]/255*100" office:value-type="float" office:value="30.9803921568627" calcext:value-type="float">
            <text:p>30,9803921568627</text:p>
          </table:table-cell>
          <table:table-cell office:value-type="float" office:value="4714" calcext:value-type="float">
            <text:p>47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79]-[.D79])/90" office:value-type="float" office:value="52.3777777777778" calcext:value-type="float">
            <text:p>52,3777777777778</text:p>
          </table:table-cell>
          <table:table-cell table:formula="of:=([.E79]-[.F79])" office:value-type="float" office:value="65" calcext:value-type="float">
            <text:p>65</text:p>
          </table:table-cell>
          <table:table-cell table:formula="of:=[.H79]/[.I79]" office:value-type="float" office:value="0.805811965811966" calcext:value-type="float">
            <text:p>0,80581196581196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0]/255*100" office:value-type="float" office:value="31.3725490196078" calcext:value-type="float">
            <text:p>31,3725490196078</text:p>
          </table:table-cell>
          <table:table-cell office:value-type="float" office:value="4795" calcext:value-type="float">
            <text:p>47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0]-[.D80])/90" office:value-type="float" office:value="53.2777777777778" calcext:value-type="float">
            <text:p>53,2777777777778</text:p>
          </table:table-cell>
          <table:table-cell table:formula="of:=([.E80]-[.F80])" office:value-type="float" office:value="65" calcext:value-type="float">
            <text:p>65</text:p>
          </table:table-cell>
          <table:table-cell table:formula="of:=[.H80]/[.I80]" office:value-type="float" office:value="0.81965811965812" calcext:value-type="float">
            <text:p>0,81965811965812</text:p>
          </table:table-cell>
          <table:table-cell/>
          <table:table-cell table:formula="of:=[.C80]-[.C70]" office:value-type="float" office:value="691" calcext:value-type="float">
            <text:p>691</text:p>
          </table:table-cell>
          <table:table-cell table:formula="of:=[.J80]-[.J70]" office:value-type="float" office:value="0.118119658119658" calcext:value-type="float">
            <text:p>0,118119658119658</text:p>
          </table:table-cell>
          <table:table-cell table:formula="of:=[.C80]/[.C70]" office:value-type="float" office:value="1.16837231968811" calcext:value-type="float">
            <text:p>1,16837231968811</text:p>
          </table:table-cell>
          <table:table-cell table:formula="of:=[.J80]/[.J70]" office:value-type="float" office:value="1.16837231968811" calcext:value-type="float">
            <text:p>1,1683723196881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1]/255*100" office:value-type="float" office:value="31.7647058823529" calcext:value-type="float">
            <text:p>31,7647058823529</text:p>
          </table:table-cell>
          <table:table-cell office:value-type="float" office:value="4859" calcext:value-type="float">
            <text:p>48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1]-[.D81])/90" office:value-type="float" office:value="53.9888888888889" calcext:value-type="float">
            <text:p>53,9888888888889</text:p>
          </table:table-cell>
          <table:table-cell table:formula="of:=([.E81]-[.F81])" office:value-type="float" office:value="65" calcext:value-type="float">
            <text:p>65</text:p>
          </table:table-cell>
          <table:table-cell table:formula="of:=[.H81]/[.I81]" office:value-type="float" office:value="0.830598290598291" calcext:value-type="float">
            <text:p>0,83059829059829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2]/255*100" office:value-type="float" office:value="32.156862745098" calcext:value-type="float">
            <text:p>32,156862745098</text:p>
          </table:table-cell>
          <table:table-cell office:value-type="float" office:value="4936" calcext:value-type="float">
            <text:p>493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2]-[.D82])/90" office:value-type="float" office:value="54.8444444444444" calcext:value-type="float">
            <text:p>54,8444444444444</text:p>
          </table:table-cell>
          <table:table-cell table:formula="of:=([.E82]-[.F82])" office:value-type="float" office:value="65" calcext:value-type="float">
            <text:p>65</text:p>
          </table:table-cell>
          <table:table-cell table:formula="of:=[.H82]/[.I82]" office:value-type="float" office:value="0.843760683760684" calcext:value-type="float">
            <text:p>0,84376068376068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3]/255*100" office:value-type="float" office:value="32.5490196078431" calcext:value-type="float">
            <text:p>32,5490196078431</text:p>
          </table:table-cell>
          <table:table-cell office:value-type="float" office:value="4981" calcext:value-type="float">
            <text:p>498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3]-[.D83])/90" office:value-type="float" office:value="55.3444444444444" calcext:value-type="float">
            <text:p>55,3444444444444</text:p>
          </table:table-cell>
          <table:table-cell table:formula="of:=([.E83]-[.F83])" office:value-type="float" office:value="65" calcext:value-type="float">
            <text:p>65</text:p>
          </table:table-cell>
          <table:table-cell table:formula="of:=[.H83]/[.I83]" office:value-type="float" office:value="0.851452991452991" calcext:value-type="float">
            <text:p>0,851452991452991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4]/255*100" office:value-type="float" office:value="32.9411764705882" calcext:value-type="float">
            <text:p>32,9411764705882</text:p>
          </table:table-cell>
          <table:table-cell office:value-type="float" office:value="5058" calcext:value-type="float">
            <text:p>505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4]-[.D84])/90" office:value-type="float" office:value="56.2" calcext:value-type="float">
            <text:p>56,2</text:p>
          </table:table-cell>
          <table:table-cell table:formula="of:=([.E84]-[.F84])" office:value-type="float" office:value="65" calcext:value-type="float">
            <text:p>65</text:p>
          </table:table-cell>
          <table:table-cell table:formula="of:=[.H84]/[.I84]" office:value-type="float" office:value="0.864615384615385" calcext:value-type="float">
            <text:p>0,86461538461538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5]/255*100" office:value-type="float" office:value="33.3333333333333" calcext:value-type="float">
            <text:p>33,3333333333333</text:p>
          </table:table-cell>
          <table:table-cell office:value-type="float" office:value="5122" calcext:value-type="float">
            <text:p>512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5]-[.D85])/90" office:value-type="float" office:value="56.9111111111111" calcext:value-type="float">
            <text:p>56,9111111111111</text:p>
          </table:table-cell>
          <table:table-cell table:formula="of:=([.E85]-[.F85])" office:value-type="float" office:value="65" calcext:value-type="float">
            <text:p>65</text:p>
          </table:table-cell>
          <table:table-cell table:formula="of:=[.H85]/[.I85]" office:value-type="float" office:value="0.875555555555556" calcext:value-type="float">
            <text:p>0,87555555555555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6]/255*100" office:value-type="float" office:value="33.7254901960784" calcext:value-type="float">
            <text:p>33,7254901960784</text:p>
          </table:table-cell>
          <table:table-cell office:value-type="float" office:value="5203" calcext:value-type="float">
            <text:p>520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6]-[.D86])/90" office:value-type="float" office:value="57.8111111111111" calcext:value-type="float">
            <text:p>57,8111111111111</text:p>
          </table:table-cell>
          <table:table-cell table:formula="of:=([.E86]-[.F86])" office:value-type="float" office:value="65" calcext:value-type="float">
            <text:p>65</text:p>
          </table:table-cell>
          <table:table-cell table:formula="of:=[.H86]/[.I86]" office:value-type="float" office:value="0.889401709401709" calcext:value-type="float">
            <text:p>0,889401709401709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7]/255*100" office:value-type="float" office:value="34.1176470588235" calcext:value-type="float">
            <text:p>34,1176470588235</text:p>
          </table:table-cell>
          <table:table-cell office:value-type="float" office:value="5275" calcext:value-type="float">
            <text:p>52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7]-[.D87])/90" office:value-type="float" office:value="58.6111111111111" calcext:value-type="float">
            <text:p>58,6111111111111</text:p>
          </table:table-cell>
          <table:table-cell table:formula="of:=([.E87]-[.F87])" office:value-type="float" office:value="65" calcext:value-type="float">
            <text:p>65</text:p>
          </table:table-cell>
          <table:table-cell table:formula="of:=[.H87]/[.I87]" office:value-type="float" office:value="0.901709401709402" calcext:value-type="float">
            <text:p>0,90170940170940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8]/255*100" office:value-type="float" office:value="34.5098039215686" calcext:value-type="float">
            <text:p>34,5098039215686</text:p>
          </table:table-cell>
          <table:table-cell office:value-type="float" office:value="5347" calcext:value-type="float">
            <text:p>534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8]-[.D88])/90" office:value-type="float" office:value="59.4111111111111" calcext:value-type="float">
            <text:p>59,4111111111111</text:p>
          </table:table-cell>
          <table:table-cell table:formula="of:=([.E88]-[.F88])" office:value-type="float" office:value="65" calcext:value-type="float">
            <text:p>65</text:p>
          </table:table-cell>
          <table:table-cell table:formula="of:=[.H88]/[.I88]" office:value-type="float" office:value="0.914017094017094" calcext:value-type="float">
            <text:p>0,91401709401709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9]/255*100" office:value-type="float" office:value="34.9019607843137" calcext:value-type="float">
            <text:p>34,9019607843137</text:p>
          </table:table-cell>
          <table:table-cell office:value-type="float" office:value="5412" calcext:value-type="float">
            <text:p>541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89]-[.D89])/90" office:value-type="float" office:value="60.1333333333333" calcext:value-type="float">
            <text:p>60,1333333333333</text:p>
          </table:table-cell>
          <table:table-cell table:formula="of:=([.E89]-[.F89])" office:value-type="float" office:value="65" calcext:value-type="float">
            <text:p>65</text:p>
          </table:table-cell>
          <table:table-cell table:formula="of:=[.H89]/[.I89]" office:value-type="float" office:value="0.925128205128205" calcext:value-type="float">
            <text:p>0,925128205128205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0]/255*100" office:value-type="float" office:value="35.2941176470588" calcext:value-type="float">
            <text:p>35,2941176470588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0]-[.D90])/90" office:value-type="float" office:value="60.9666666666667" calcext:value-type="float">
            <text:p>60,9666666666667</text:p>
          </table:table-cell>
          <table:table-cell table:formula="of:=([.E90]-[.F90])" office:value-type="float" office:value="65" calcext:value-type="float">
            <text:p>65</text:p>
          </table:table-cell>
          <table:table-cell table:formula="of:=[.H90]/[.I90]" office:value-type="float" office:value="0.937948717948718" calcext:value-type="float">
            <text:p>0,937948717948718</text:p>
          </table:table-cell>
          <table:table-cell/>
          <table:table-cell table:formula="of:=[.C90]-[.C80]" office:value-type="float" office:value="692" calcext:value-type="float">
            <text:p>692</text:p>
          </table:table-cell>
          <table:table-cell table:formula="of:=[.J90]-[.J80]" office:value-type="float" office:value="0.118290598290598" calcext:value-type="float">
            <text:p>0,118290598290598</text:p>
          </table:table-cell>
          <table:table-cell table:formula="of:=[.C90]/[.C80]" office:value-type="float" office:value="1.14431699687174" calcext:value-type="float">
            <text:p>1,14431699687174</text:p>
          </table:table-cell>
          <table:table-cell table:formula="of:=[.J90]/[.J80]" office:value-type="float" office:value="1.14431699687174" calcext:value-type="float">
            <text:p>1,1443169968717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1]/255*100" office:value-type="float" office:value="35.6862745098039" calcext:value-type="float">
            <text:p>35,6862745098039</text:p>
          </table:table-cell>
          <table:table-cell office:value-type="float" office:value="5551" calcext:value-type="float">
            <text:p>55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1]-[.D91])/90" office:value-type="float" office:value="61.6777777777778" calcext:value-type="float">
            <text:p>61,6777777777778</text:p>
          </table:table-cell>
          <table:table-cell table:formula="of:=([.E91]-[.F91])" office:value-type="float" office:value="65" calcext:value-type="float">
            <text:p>65</text:p>
          </table:table-cell>
          <table:table-cell table:formula="of:=[.H91]/[.I91]" office:value-type="float" office:value="0.948888888888889" calcext:value-type="float">
            <text:p>0,948888888888889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2]/255*100" office:value-type="float" office:value="36.078431372549" calcext:value-type="float">
            <text:p>36,078431372549</text:p>
          </table:table-cell>
          <table:table-cell office:value-type="float" office:value="5641" calcext:value-type="float">
            <text:p>564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2]-[.D92])/90" office:value-type="float" office:value="62.6777777777778" calcext:value-type="float">
            <text:p>62,6777777777778</text:p>
          </table:table-cell>
          <table:table-cell table:formula="of:=([.E92]-[.F92])" office:value-type="float" office:value="65" calcext:value-type="float">
            <text:p>65</text:p>
          </table:table-cell>
          <table:table-cell table:formula="of:=[.H92]/[.I92]" office:value-type="float" office:value="0.964273504273504" calcext:value-type="float">
            <text:p>0,96427350427350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3]/255*100" office:value-type="float" office:value="36.4705882352941" calcext:value-type="float">
            <text:p>36,4705882352941</text:p>
          </table:table-cell>
          <table:table-cell office:value-type="float" office:value="5711" calcext:value-type="float">
            <text:p>57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3]-[.D93])/90" office:value-type="float" office:value="63.4555555555556" calcext:value-type="float">
            <text:p>63,4555555555556</text:p>
          </table:table-cell>
          <table:table-cell table:formula="of:=([.E93]-[.F93])" office:value-type="float" office:value="65" calcext:value-type="float">
            <text:p>65</text:p>
          </table:table-cell>
          <table:table-cell table:formula="of:=[.H93]/[.I93]" office:value-type="float" office:value="0.976239316239316" calcext:value-type="float">
            <text:p>0,97623931623931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4]/255*100" office:value-type="float" office:value="36.8627450980392" calcext:value-type="float">
            <text:p>36,8627450980392</text:p>
          </table:table-cell>
          <table:table-cell office:value-type="float" office:value="5767" calcext:value-type="float">
            <text:p>576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4]-[.D94])/90" office:value-type="float" office:value="64.0777777777778" calcext:value-type="float">
            <text:p>64,0777777777778</text:p>
          </table:table-cell>
          <table:table-cell table:formula="of:=([.E94]-[.F94])" office:value-type="float" office:value="65" calcext:value-type="float">
            <text:p>65</text:p>
          </table:table-cell>
          <table:table-cell table:formula="of:=[.H94]/[.I94]" office:value-type="float" office:value="0.985811965811966" calcext:value-type="float">
            <text:p>0,98581196581196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]/255*100" office:value-type="float" office:value="37.2549019607843" calcext:value-type="float">
            <text:p>37,2549019607843</text:p>
          </table:table-cell>
          <table:table-cell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5]-[.D95])/90" office:value-type="float" office:value="64.9555555555556" calcext:value-type="float">
            <text:p>64,9555555555556</text:p>
          </table:table-cell>
          <table:table-cell table:formula="of:=([.E95]-[.F95])" office:value-type="float" office:value="65" calcext:value-type="float">
            <text:p>65</text:p>
          </table:table-cell>
          <table:table-cell table:formula="of:=[.H95]/[.I95]" office:value-type="float" office:value="0.999316239316239" calcext:value-type="float">
            <text:p>0,999316239316239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6]/255*100" office:value-type="float" office:value="37.6470588235294" calcext:value-type="float">
            <text:p>37,6470588235294</text:p>
          </table:table-cell>
          <table:table-cell office:value-type="float" office:value="5883" calcext:value-type="float">
            <text:p>588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6]-[.D96])/90" office:value-type="float" office:value="65.3666666666667" calcext:value-type="float">
            <text:p>65,3666666666667</text:p>
          </table:table-cell>
          <table:table-cell table:formula="of:=([.E96]-[.F96])" office:value-type="float" office:value="65" calcext:value-type="float">
            <text:p>65</text:p>
          </table:table-cell>
          <table:table-cell table:formula="of:=[.H96]/[.I96]" office:value-type="float" office:value="1.00564102564103" calcext:value-type="float">
            <text:p>1,00564102564103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/255*100" office:value-type="float" office:value="38.0392156862745" calcext:value-type="float">
            <text:p>38,0392156862745</text:p>
          </table:table-cell>
          <table:table-cell office:value-type="float" office:value="5969" calcext:value-type="float">
            <text:p>596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7]-[.D97])/90" office:value-type="float" office:value="66.3222222222222" calcext:value-type="float">
            <text:p>66,3222222222222</text:p>
          </table:table-cell>
          <table:table-cell table:formula="of:=([.E97]-[.F97])" office:value-type="float" office:value="65" calcext:value-type="float">
            <text:p>65</text:p>
          </table:table-cell>
          <table:table-cell table:formula="of:=[.H97]/[.I97]" office:value-type="float" office:value="1.02034188034188" calcext:value-type="float">
            <text:p>1,0203418803418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8]/255*100" office:value-type="float" office:value="38.4313725490196" calcext:value-type="float">
            <text:p>38,4313725490196</text:p>
          </table:table-cell>
          <table:table-cell office:value-type="float" office:value="6037" calcext:value-type="float">
            <text:p>60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8]-[.D98])/90" office:value-type="float" office:value="67.0777777777778" calcext:value-type="float">
            <text:p>67,0777777777778</text:p>
          </table:table-cell>
          <table:table-cell table:formula="of:=([.E98]-[.F98])" office:value-type="float" office:value="65" calcext:value-type="float">
            <text:p>65</text:p>
          </table:table-cell>
          <table:table-cell table:formula="of:=[.H98]/[.I98]" office:value-type="float" office:value="1.03196581196581" calcext:value-type="float">
            <text:p>1,0319658119658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9]/255*100" office:value-type="float" office:value="38.8235294117647" calcext:value-type="float">
            <text:p>38,8235294117647</text:p>
          </table:table-cell>
          <table:table-cell office:value-type="float" office:value="6062" calcext:value-type="float">
            <text:p>606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99]-[.D99])/90" office:value-type="float" office:value="67.3555555555556" calcext:value-type="float">
            <text:p>67,3555555555556</text:p>
          </table:table-cell>
          <table:table-cell table:formula="of:=([.E99]-[.F99])" office:value-type="float" office:value="65" calcext:value-type="float">
            <text:p>65</text:p>
          </table:table-cell>
          <table:table-cell table:formula="of:=[.H99]/[.I99]" office:value-type="float" office:value="1.03623931623932" calcext:value-type="float">
            <text:p>1,0362393162393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0]/255*100" office:value-type="float" office:value="39.2156862745098" calcext:value-type="float">
            <text:p>39,2156862745098</text:p>
          </table:table-cell>
          <table:table-cell office:value-type="float" office:value="6172" calcext:value-type="float">
            <text:p>61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0]-[.D100])/90" office:value-type="float" office:value="68.5777777777778" calcext:value-type="float">
            <text:p>68,5777777777778</text:p>
          </table:table-cell>
          <table:table-cell table:formula="of:=([.E100]-[.F100])" office:value-type="float" office:value="65" calcext:value-type="float">
            <text:p>65</text:p>
          </table:table-cell>
          <table:table-cell table:formula="of:=[.H100]/[.I100]" office:value-type="float" office:value="1.05504273504274" calcext:value-type="float">
            <text:p>1,05504273504274</text:p>
          </table:table-cell>
          <table:table-cell/>
          <table:table-cell table:formula="of:=[.C100]-[.C90]" office:value-type="float" office:value="685" calcext:value-type="float">
            <text:p>685</text:p>
          </table:table-cell>
          <table:table-cell table:formula="of:=[.J100]-[.J90]" office:value-type="float" office:value="0.117094017094017" calcext:value-type="float">
            <text:p>0,117094017094017</text:p>
          </table:table-cell>
          <table:table-cell table:formula="of:=[.C100]/[.C90]" office:value-type="float" office:value="1.12484053216694" calcext:value-type="float">
            <text:p>1,12484053216694</text:p>
          </table:table-cell>
          <table:table-cell table:formula="of:=[.J100]/[.J90]" office:value-type="float" office:value="1.12484053216694" calcext:value-type="float">
            <text:p>1,12484053216694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1]/255*100" office:value-type="float" office:value="39.6078431372549" calcext:value-type="float">
            <text:p>39,6078431372549</text:p>
          </table:table-cell>
          <table:table-cell office:value-type="float" office:value="6243" calcext:value-type="float">
            <text:p>624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1]-[.D101])/90" office:value-type="float" office:value="69.3666666666667" calcext:value-type="float">
            <text:p>69,3666666666667</text:p>
          </table:table-cell>
          <table:table-cell table:formula="of:=([.E101]-[.F101])" office:value-type="float" office:value="65" calcext:value-type="float">
            <text:p>65</text:p>
          </table:table-cell>
          <table:table-cell table:formula="of:=[.H101]/[.I101]" office:value-type="float" office:value="1.06717948717949" calcext:value-type="float">
            <text:p>1,0671794871794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2]/255*100" office:value-type="float" office:value="40" calcext:value-type="float">
            <text:p>40</text:p>
          </table:table-cell>
          <table:table-cell office:value-type="float" office:value="6311" calcext:value-type="float">
            <text:p>631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2]-[.D102])/90" office:value-type="float" office:value="70.1222222222222" calcext:value-type="float">
            <text:p>70,1222222222222</text:p>
          </table:table-cell>
          <table:table-cell table:formula="of:=([.E102]-[.F102])" office:value-type="float" office:value="65" calcext:value-type="float">
            <text:p>65</text:p>
          </table:table-cell>
          <table:table-cell table:formula="of:=[.H102]/[.I102]" office:value-type="float" office:value="1.07880341880342" calcext:value-type="float">
            <text:p>1,0788034188034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3]/255*100" office:value-type="float" office:value="40.3921568627451" calcext:value-type="float">
            <text:p>40,3921568627451</text:p>
          </table:table-cell>
          <table:table-cell office:value-type="float" office:value="6397" calcext:value-type="float">
            <text:p>639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3]-[.D103])/90" office:value-type="float" office:value="71.0777777777778" calcext:value-type="float">
            <text:p>71,0777777777778</text:p>
          </table:table-cell>
          <table:table-cell table:formula="of:=([.E103]-[.F103])" office:value-type="float" office:value="65" calcext:value-type="float">
            <text:p>65</text:p>
          </table:table-cell>
          <table:table-cell table:formula="of:=[.H103]/[.I103]" office:value-type="float" office:value="1.09350427350427" calcext:value-type="float">
            <text:p>1,0935042735042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4]/255*100" office:value-type="float" office:value="40.7843137254902" calcext:value-type="float">
            <text:p>40,7843137254902</text:p>
          </table:table-cell>
          <table:table-cell office:value-type="float" office:value="6456" calcext:value-type="float">
            <text:p>64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4]-[.D104])/90" office:value-type="float" office:value="71.7333333333333" calcext:value-type="float">
            <text:p>71,7333333333333</text:p>
          </table:table-cell>
          <table:table-cell table:formula="of:=([.E104]-[.F104])" office:value-type="float" office:value="65" calcext:value-type="float">
            <text:p>65</text:p>
          </table:table-cell>
          <table:table-cell table:formula="of:=[.H104]/[.I104]" office:value-type="float" office:value="1.10358974358974" calcext:value-type="float">
            <text:p>1,1035897435897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5]/255*100" office:value-type="float" office:value="41.1764705882353" calcext:value-type="float">
            <text:p>41,1764705882353</text:p>
          </table:table-cell>
          <table:table-cell office:value-type="float" office:value="6528" calcext:value-type="float">
            <text:p>65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5]-[.D105])/90" office:value-type="float" office:value="72.5333333333333" calcext:value-type="float">
            <text:p>72,5333333333333</text:p>
          </table:table-cell>
          <table:table-cell table:formula="of:=([.E105]-[.F105])" office:value-type="float" office:value="65" calcext:value-type="float">
            <text:p>65</text:p>
          </table:table-cell>
          <table:table-cell table:formula="of:=[.H105]/[.I105]" office:value-type="float" office:value="1.11589743589744" calcext:value-type="float">
            <text:p>1,1158974358974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6]/255*100" office:value-type="float" office:value="41.5686274509804" calcext:value-type="float">
            <text:p>41,5686274509804</text:p>
          </table:table-cell>
          <table:table-cell office:value-type="float" office:value="6588" calcext:value-type="float">
            <text:p>658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6]-[.D106])/90" office:value-type="float" office:value="73.2" calcext:value-type="float">
            <text:p>73,2</text:p>
          </table:table-cell>
          <table:table-cell table:formula="of:=([.E106]-[.F106])" office:value-type="float" office:value="65" calcext:value-type="float">
            <text:p>65</text:p>
          </table:table-cell>
          <table:table-cell table:formula="of:=[.H106]/[.I106]" office:value-type="float" office:value="1.12615384615385" calcext:value-type="float">
            <text:p>1,12615384615385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7]/255*100" office:value-type="float" office:value="41.9607843137255" calcext:value-type="float">
            <text:p>41,9607843137255</text:p>
          </table:table-cell>
          <table:table-cell office:value-type="float" office:value="6649" calcext:value-type="float">
            <text:p>664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7]-[.D107])/90" office:value-type="float" office:value="73.8777777777778" calcext:value-type="float">
            <text:p>73,8777777777778</text:p>
          </table:table-cell>
          <table:table-cell table:formula="of:=([.E107]-[.F107])" office:value-type="float" office:value="65" calcext:value-type="float">
            <text:p>65</text:p>
          </table:table-cell>
          <table:table-cell table:formula="of:=[.H107]/[.I107]" office:value-type="float" office:value="1.1365811965812" calcext:value-type="float">
            <text:p>1,136581196581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08]/255*100" office:value-type="float" office:value="42.3529411764706" calcext:value-type="float">
            <text:p>42,3529411764706</text:p>
          </table:table-cell>
          <table:table-cell office:value-type="float" office:value="6694" calcext:value-type="float">
            <text:p>66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8]-[.D108])/90" office:value-type="float" office:value="74.3777777777778" calcext:value-type="float">
            <text:p>74,3777777777778</text:p>
          </table:table-cell>
          <table:table-cell table:formula="of:=([.E108]-[.F108])" office:value-type="float" office:value="65" calcext:value-type="float">
            <text:p>65</text:p>
          </table:table-cell>
          <table:table-cell table:formula="of:=[.H108]/[.I108]" office:value-type="float" office:value="1.1442735042735" calcext:value-type="float">
            <text:p>1,144273504273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09]/255*100" office:value-type="float" office:value="42.7450980392157" calcext:value-type="float">
            <text:p>42,7450980392157</text:p>
          </table:table-cell>
          <table:table-cell office:value-type="float" office:value="6787" calcext:value-type="float">
            <text:p>678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09]-[.D109])/90" office:value-type="float" office:value="75.4111111111111" calcext:value-type="float">
            <text:p>75,4111111111111</text:p>
          </table:table-cell>
          <table:table-cell table:formula="of:=([.E109]-[.F109])" office:value-type="float" office:value="65" calcext:value-type="float">
            <text:p>65</text:p>
          </table:table-cell>
          <table:table-cell table:formula="of:=[.H109]/[.I109]" office:value-type="float" office:value="1.16017094017094" calcext:value-type="float">
            <text:p>1,1601709401709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0]/255*100" office:value-type="float" office:value="43.1372549019608" calcext:value-type="float">
            <text:p>43,1372549019608</text:p>
          </table:table-cell>
          <table:table-cell office:value-type="float" office:value="6848" calcext:value-type="float">
            <text:p>684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0]-[.D110])/90" office:value-type="float" office:value="76.0888888888889" calcext:value-type="float">
            <text:p>76,0888888888889</text:p>
          </table:table-cell>
          <table:table-cell table:formula="of:=([.E110]-[.F110])" office:value-type="float" office:value="65" calcext:value-type="float">
            <text:p>65</text:p>
          </table:table-cell>
          <table:table-cell table:formula="of:=[.H110]/[.I110]" office:value-type="float" office:value="1.17059829059829" calcext:value-type="float">
            <text:p>1,17059829059829</text:p>
          </table:table-cell>
          <table:table-cell/>
          <table:table-cell table:formula="of:=[.C110]-[.C100]" office:value-type="float" office:value="676" calcext:value-type="float">
            <text:p>676</text:p>
          </table:table-cell>
          <table:table-cell table:formula="of:=[.J110]-[.J100]" office:value-type="float" office:value="0.115555555555555" calcext:value-type="float">
            <text:p>0,115555555555555</text:p>
          </table:table-cell>
          <table:table-cell table:formula="of:=[.C110]/[.C100]" office:value-type="float" office:value="1.10952689565781" calcext:value-type="float">
            <text:p>1,10952689565781</text:p>
          </table:table-cell>
          <table:table-cell table:formula="of:=[.J110]/[.J100]" office:value-type="float" office:value="1.10952689565781" calcext:value-type="float">
            <text:p>1,1095268956578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1]/255*100" office:value-type="float" office:value="43.5294117647059" calcext:value-type="float">
            <text:p>43,5294117647059</text:p>
          </table:table-cell>
          <table:table-cell office:value-type="float" office:value="6923" calcext:value-type="float">
            <text:p>69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1]-[.D111])/90" office:value-type="float" office:value="76.9222222222222" calcext:value-type="float">
            <text:p>76,9222222222222</text:p>
          </table:table-cell>
          <table:table-cell table:formula="of:=([.E111]-[.F111])" office:value-type="float" office:value="65" calcext:value-type="float">
            <text:p>65</text:p>
          </table:table-cell>
          <table:table-cell table:formula="of:=[.H111]/[.I111]" office:value-type="float" office:value="1.1834188034188" calcext:value-type="float">
            <text:p>1,183418803418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2]/255*100" office:value-type="float" office:value="43.921568627451" calcext:value-type="float">
            <text:p>43,921568627451</text:p>
          </table:table-cell>
          <table:table-cell office:value-type="float" office:value="6995" calcext:value-type="float">
            <text:p>69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2]-[.D112])/90" office:value-type="float" office:value="77.7222222222222" calcext:value-type="float">
            <text:p>77,7222222222222</text:p>
          </table:table-cell>
          <table:table-cell table:formula="of:=([.E112]-[.F112])" office:value-type="float" office:value="65" calcext:value-type="float">
            <text:p>65</text:p>
          </table:table-cell>
          <table:table-cell table:formula="of:=[.H112]/[.I112]" office:value-type="float" office:value="1.1957264957265" calcext:value-type="float">
            <text:p>1,195726495726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3]/255*100" office:value-type="float" office:value="44.3137254901961" calcext:value-type="float">
            <text:p>44,3137254901961</text:p>
          </table:table-cell>
          <table:table-cell office:value-type="float" office:value="7053" calcext:value-type="float">
            <text:p>705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3]-[.D113])/90" office:value-type="float" office:value="78.3666666666667" calcext:value-type="float">
            <text:p>78,3666666666667</text:p>
          </table:table-cell>
          <table:table-cell table:formula="of:=([.E113]-[.F113])" office:value-type="float" office:value="65" calcext:value-type="float">
            <text:p>65</text:p>
          </table:table-cell>
          <table:table-cell table:formula="of:=[.H113]/[.I113]" office:value-type="float" office:value="1.20564102564103" calcext:value-type="float">
            <text:p>1,20564102564103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4]/255*100" office:value-type="float" office:value="44.7058823529412" calcext:value-type="float">
            <text:p>44,7058823529412</text:p>
          </table:table-cell>
          <table:table-cell office:value-type="float" office:value="7114" calcext:value-type="float">
            <text:p>71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4]-[.D114])/90" office:value-type="float" office:value="79.0444444444445" calcext:value-type="float">
            <text:p>79,0444444444445</text:p>
          </table:table-cell>
          <table:table-cell table:formula="of:=([.E114]-[.F114])" office:value-type="float" office:value="65" calcext:value-type="float">
            <text:p>65</text:p>
          </table:table-cell>
          <table:table-cell table:formula="of:=[.H114]/[.I114]" office:value-type="float" office:value="1.21606837606838" calcext:value-type="float">
            <text:p>1,2160683760683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5]/255*100" office:value-type="float" office:value="45.0980392156863" calcext:value-type="float">
            <text:p>45,0980392156863</text:p>
          </table:table-cell>
          <table:table-cell office:value-type="float" office:value="7189" calcext:value-type="float">
            <text:p>718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5]-[.D115])/90" office:value-type="float" office:value="79.8777777777778" calcext:value-type="float">
            <text:p>79,8777777777778</text:p>
          </table:table-cell>
          <table:table-cell table:formula="of:=([.E115]-[.F115])" office:value-type="float" office:value="65" calcext:value-type="float">
            <text:p>65</text:p>
          </table:table-cell>
          <table:table-cell table:formula="of:=[.H115]/[.I115]" office:value-type="float" office:value="1.22888888888889" calcext:value-type="float">
            <text:p>1,22888888888889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6]/255*100" office:value-type="float" office:value="45.4901960784314" calcext:value-type="float">
            <text:p>45,4901960784314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6]-[.D116])/90" office:value-type="float" office:value="80.8" calcext:value-type="float">
            <text:p>80,8</text:p>
          </table:table-cell>
          <table:table-cell table:formula="of:=([.E116]-[.F116])" office:value-type="float" office:value="65" calcext:value-type="float">
            <text:p>65</text:p>
          </table:table-cell>
          <table:table-cell table:formula="of:=[.H116]/[.I116]" office:value-type="float" office:value="1.24307692307692" calcext:value-type="float">
            <text:p>1,24307692307692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7]/255*100" office:value-type="float" office:value="45.8823529411765" calcext:value-type="float">
            <text:p>45,8823529411765</text:p>
          </table:table-cell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7]-[.D117])/90" office:value-type="float" office:value="81.4" calcext:value-type="float">
            <text:p>81,4</text:p>
          </table:table-cell>
          <table:table-cell table:formula="of:=([.E117]-[.F117])" office:value-type="float" office:value="65" calcext:value-type="float">
            <text:p>65</text:p>
          </table:table-cell>
          <table:table-cell table:formula="of:=[.H117]/[.I117]" office:value-type="float" office:value="1.25230769230769" calcext:value-type="float">
            <text:p>1,25230769230769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18]/255*100" office:value-type="float" office:value="46.2745098039216" calcext:value-type="float">
            <text:p>46,2745098039216</text:p>
          </table:table-cell>
          <table:table-cell office:value-type="float" office:value="7392" calcext:value-type="float">
            <text:p>739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8]-[.D118])/90" office:value-type="float" office:value="82.1333333333333" calcext:value-type="float">
            <text:p>82,1333333333333</text:p>
          </table:table-cell>
          <table:table-cell table:formula="of:=([.E118]-[.F118])" office:value-type="float" office:value="65" calcext:value-type="float">
            <text:p>65</text:p>
          </table:table-cell>
          <table:table-cell table:formula="of:=[.H118]/[.I118]" office:value-type="float" office:value="1.26358974358974" calcext:value-type="float">
            <text:p>1,26358974358974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19]/255*100" office:value-type="float" office:value="46.6666666666667" calcext:value-type="float">
            <text:p>46,6666666666667</text:p>
          </table:table-cell>
          <table:table-cell office:value-type="float" office:value="7451" calcext:value-type="float">
            <text:p>745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19]-[.D119])/90" office:value-type="float" office:value="82.7888888888889" calcext:value-type="float">
            <text:p>82,7888888888889</text:p>
          </table:table-cell>
          <table:table-cell table:formula="of:=([.E119]-[.F119])" office:value-type="float" office:value="65" calcext:value-type="float">
            <text:p>65</text:p>
          </table:table-cell>
          <table:table-cell table:formula="of:=[.H119]/[.I119]" office:value-type="float" office:value="1.27367521367521" calcext:value-type="float">
            <text:p>1,27367521367521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0]/255*100" office:value-type="float" office:value="47.0588235294118" calcext:value-type="float">
            <text:p>47,0588235294118</text:p>
          </table:table-cell>
          <table:table-cell office:value-type="float" office:value="7532" calcext:value-type="float">
            <text:p>753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0]-[.D120])/90" office:value-type="float" office:value="83.6888888888889" calcext:value-type="float">
            <text:p>83,6888888888889</text:p>
          </table:table-cell>
          <table:table-cell table:formula="of:=([.E120]-[.F120])" office:value-type="float" office:value="65" calcext:value-type="float">
            <text:p>65</text:p>
          </table:table-cell>
          <table:table-cell table:formula="of:=[.H120]/[.I120]" office:value-type="float" office:value="1.28752136752137" calcext:value-type="float">
            <text:p>1,28752136752137</text:p>
          </table:table-cell>
          <table:table-cell/>
          <table:table-cell table:formula="of:=[.C120]-[.C110]" office:value-type="float" office:value="684" calcext:value-type="float">
            <text:p>684</text:p>
          </table:table-cell>
          <table:table-cell table:formula="of:=[.J120]-[.J110]" office:value-type="float" office:value="0.116923076923077" calcext:value-type="float">
            <text:p>0,116923076923077</text:p>
          </table:table-cell>
          <table:table-cell table:formula="of:=[.C120]/[.C110]" office:value-type="float" office:value="1.09988317757009" calcext:value-type="float">
            <text:p>1,09988317757009</text:p>
          </table:table-cell>
          <table:table-cell table:formula="of:=[.J120]/[.J110]" office:value-type="float" office:value="1.09988317757009" calcext:value-type="float">
            <text:p>1,0998831775700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1]/255*100" office:value-type="float" office:value="47.4509803921569" calcext:value-type="float">
            <text:p>47,4509803921569</text:p>
          </table:table-cell>
          <table:table-cell office:value-type="float" office:value="7576" calcext:value-type="float">
            <text:p>75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1]-[.D121])/90" office:value-type="float" office:value="84.1777777777778" calcext:value-type="float">
            <text:p>84,1777777777778</text:p>
          </table:table-cell>
          <table:table-cell table:formula="of:=([.E121]-[.F121])" office:value-type="float" office:value="65" calcext:value-type="float">
            <text:p>65</text:p>
          </table:table-cell>
          <table:table-cell table:formula="of:=[.H121]/[.I121]" office:value-type="float" office:value="1.29504273504274" calcext:value-type="float">
            <text:p>1,2950427350427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2]/255*100" office:value-type="float" office:value="47.843137254902" calcext:value-type="float">
            <text:p>47,843137254902</text:p>
          </table:table-cell>
          <table:table-cell office:value-type="float" office:value="7644" calcext:value-type="float">
            <text:p>76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2]-[.D122])/90" office:value-type="float" office:value="84.9333333333333" calcext:value-type="float">
            <text:p>84,9333333333333</text:p>
          </table:table-cell>
          <table:table-cell table:formula="of:=([.E122]-[.F122])" office:value-type="float" office:value="65" calcext:value-type="float">
            <text:p>65</text:p>
          </table:table-cell>
          <table:table-cell table:formula="of:=[.H122]/[.I122]" office:value-type="float" office:value="1.30666666666667" calcext:value-type="float">
            <text:p>1,30666666666667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3]/255*100" office:value-type="float" office:value="48.2352941176471" calcext:value-type="float">
            <text:p>48,2352941176471</text:p>
          </table:table-cell>
          <table:table-cell office:value-type="float" office:value="7694" calcext:value-type="float">
            <text:p>769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3]-[.D123])/90" office:value-type="float" office:value="85.4888888888889" calcext:value-type="float">
            <text:p>85,4888888888889</text:p>
          </table:table-cell>
          <table:table-cell table:formula="of:=([.E123]-[.F123])" office:value-type="float" office:value="65" calcext:value-type="float">
            <text:p>65</text:p>
          </table:table-cell>
          <table:table-cell table:formula="of:=[.H123]/[.I123]" office:value-type="float" office:value="1.31521367521368" calcext:value-type="float">
            <text:p>1,3152136752136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4]/255*100" office:value-type="float" office:value="48.6274509803922" calcext:value-type="float">
            <text:p>48,6274509803922</text:p>
          </table:table-cell>
          <table:table-cell office:value-type="float" office:value="7759" calcext:value-type="float">
            <text:p>77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4]-[.D124])/90" office:value-type="float" office:value="86.2111111111111" calcext:value-type="float">
            <text:p>86,2111111111111</text:p>
          </table:table-cell>
          <table:table-cell table:formula="of:=([.E124]-[.F124])" office:value-type="float" office:value="65" calcext:value-type="float">
            <text:p>65</text:p>
          </table:table-cell>
          <table:table-cell table:formula="of:=[.H124]/[.I124]" office:value-type="float" office:value="1.32632478632479" calcext:value-type="float">
            <text:p>1,32632478632479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5]/255*100" office:value-type="float" office:value="49.0196078431373" calcext:value-type="float">
            <text:p>49,0196078431373</text:p>
          </table:table-cell>
          <table:table-cell office:value-type="float" office:value="7823" calcext:value-type="float">
            <text:p>782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5]-[.D125])/90" office:value-type="float" office:value="86.9222222222222" calcext:value-type="float">
            <text:p>86,9222222222222</text:p>
          </table:table-cell>
          <table:table-cell table:formula="of:=([.E125]-[.F125])" office:value-type="float" office:value="65" calcext:value-type="float">
            <text:p>65</text:p>
          </table:table-cell>
          <table:table-cell table:formula="of:=[.H125]/[.I125]" office:value-type="float" office:value="1.33726495726496" calcext:value-type="float">
            <text:p>1,3372649572649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6]/255*100" office:value-type="float" office:value="49.4117647058824" calcext:value-type="float">
            <text:p>49,4117647058824</text:p>
          </table:table-cell>
          <table:table-cell office:value-type="float" office:value="7906" calcext:value-type="float">
            <text:p>79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6]-[.D126])/90" office:value-type="float" office:value="87.8444444444445" calcext:value-type="float">
            <text:p>87,8444444444445</text:p>
          </table:table-cell>
          <table:table-cell table:formula="of:=([.E126]-[.F126])" office:value-type="float" office:value="65" calcext:value-type="float">
            <text:p>65</text:p>
          </table:table-cell>
          <table:table-cell table:formula="of:=[.H126]/[.I126]" office:value-type="float" office:value="1.35145299145299" calcext:value-type="float">
            <text:p>1,35145299145299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7]/255*100" office:value-type="float" office:value="49.8039215686275" calcext:value-type="float">
            <text:p>4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7]-[.D127])/90" office:value-type="float" office:value="0" calcext:value-type="float">
            <text:p>0</text:p>
          </table:table-cell>
          <table:table-cell table:formula="of:=([.E127]-[.F127])" office:value-type="float" office:value="65" calcext:value-type="float">
            <text:p>65</text:p>
          </table:table-cell>
          <table:table-cell table:formula="of:=[.H127]/[.I1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28]/255*100" office:value-type="float" office:value="50.1960784313726" calcext:value-type="float">
            <text:p>5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8]-[.D128])/90" office:value-type="float" office:value="0" calcext:value-type="float">
            <text:p>0</text:p>
          </table:table-cell>
          <table:table-cell table:formula="of:=([.E128]-[.F128])" office:value-type="float" office:value="65" calcext:value-type="float">
            <text:p>65</text:p>
          </table:table-cell>
          <table:table-cell table:formula="of:=[.H128]/[.I12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29]/255*100" office:value-type="float" office:value="50.5882352941176" calcext:value-type="float">
            <text:p>50,5882352941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29]-[.D129])/90" office:value-type="float" office:value="0" calcext:value-type="float">
            <text:p>0</text:p>
          </table:table-cell>
          <table:table-cell table:formula="of:=([.E129]-[.F129])" office:value-type="float" office:value="65" calcext:value-type="float">
            <text:p>65</text:p>
          </table:table-cell>
          <table:table-cell table:formula="of:=[.H129]/[.I1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0]/255*100" office:value-type="float" office:value="50.9803921568627" calcext:value-type="float">
            <text:p>50,9803921568627</text:p>
          </table:table-cell>
          <table:table-cell office:value-type="float" office:value="7937" calcext:value-type="float">
            <text:p>7937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30]-[.D130])/90" office:value-type="float" office:value="88.1888888888889" calcext:value-type="float">
            <text:p>88,1888888888889</text:p>
          </table:table-cell>
          <table:table-cell table:formula="of:=([.E130]-[.F130])" office:value-type="float" office:value="65" calcext:value-type="float">
            <text:p>65</text:p>
          </table:table-cell>
          <table:table-cell table:formula="of:=[.H130]/[.I130]" office:value-type="float" office:value="1.35675213675214" calcext:value-type="float">
            <text:p>1,35675213675214</text:p>
          </table:table-cell>
          <table:table-cell/>
          <table:table-cell table:formula="of:=[.C130]-[.C120]" office:value-type="float" office:value="405" calcext:value-type="float">
            <text:p>405</text:p>
          </table:table-cell>
          <table:table-cell table:formula="of:=[.J130]-[.J120]" office:value-type="float" office:value="0.0692307692307692" calcext:value-type="float">
            <text:p>0,0692307692307692</text:p>
          </table:table-cell>
          <table:table-cell table:formula="of:=[.C130]/[.C120]" office:value-type="float" office:value="1.05377057886352" calcext:value-type="float">
            <text:p>1,05377057886352</text:p>
          </table:table-cell>
          <table:table-cell table:formula="of:=[.J130]/[.J120]" office:value-type="float" office:value="1.05377057886352" calcext:value-type="float">
            <text:p>1,0537705788635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1]/255*100" office:value-type="float" office:value="51.3725490196078" calcext:value-type="float">
            <text:p>51,3725490196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1]-[.D131])/90" office:value-type="float" office:value="0" calcext:value-type="float">
            <text:p>0</text:p>
          </table:table-cell>
          <table:table-cell table:formula="of:=([.E131]-[.F131])" office:value-type="float" office:value="65" calcext:value-type="float">
            <text:p>65</text:p>
          </table:table-cell>
          <table:table-cell table:formula="of:=[.H131]/[.I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2]/255*100" office:value-type="float" office:value="51.764705882353" calcext:value-type="float">
            <text:p>51,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2]-[.D132])/90" office:value-type="float" office:value="0" calcext:value-type="float">
            <text:p>0</text:p>
          </table:table-cell>
          <table:table-cell table:formula="of:=([.E132]-[.F132])" office:value-type="float" office:value="65" calcext:value-type="float">
            <text:p>65</text:p>
          </table:table-cell>
          <table:table-cell table:formula="of:=[.H132]/[.I1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3]/255*100" office:value-type="float" office:value="52.156862745098" calcext:value-type="float">
            <text:p>5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3]-[.D133])/90" office:value-type="float" office:value="0" calcext:value-type="float">
            <text:p>0</text:p>
          </table:table-cell>
          <table:table-cell table:formula="of:=([.E133]-[.F133])" office:value-type="float" office:value="65" calcext:value-type="float">
            <text:p>65</text:p>
          </table:table-cell>
          <table:table-cell table:formula="of:=[.H133]/[.I1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4]/255*100" office:value-type="float" office:value="52.5490196078431" calcext:value-type="float">
            <text:p>5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4]-[.D134])/90" office:value-type="float" office:value="0" calcext:value-type="float">
            <text:p>0</text:p>
          </table:table-cell>
          <table:table-cell table:formula="of:=([.E134]-[.F134])" office:value-type="float" office:value="65" calcext:value-type="float">
            <text:p>65</text:p>
          </table:table-cell>
          <table:table-cell table:formula="of:=[.H134]/[.I1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5]/255*100" office:value-type="float" office:value="52.9411764705882" calcext:value-type="float">
            <text:p>5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5]-[.D135])/90" office:value-type="float" office:value="0" calcext:value-type="float">
            <text:p>0</text:p>
          </table:table-cell>
          <table:table-cell table:formula="of:=([.E135]-[.F135])" office:value-type="float" office:value="65" calcext:value-type="float">
            <text:p>65</text:p>
          </table:table-cell>
          <table:table-cell table:formula="of:=[.H135]/[.I1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6]/255*100" office:value-type="float" office:value="53.3333333333333" calcext:value-type="float">
            <text:p>5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6]-[.D136])/90" office:value-type="float" office:value="0" calcext:value-type="float">
            <text:p>0</text:p>
          </table:table-cell>
          <table:table-cell table:formula="of:=([.E136]-[.F136])" office:value-type="float" office:value="65" calcext:value-type="float">
            <text:p>65</text:p>
          </table:table-cell>
          <table:table-cell table:formula="of:=[.H136]/[.I1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7]/255*100" office:value-type="float" office:value="53.7254901960784" calcext:value-type="float">
            <text:p>5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7]-[.D137])/90" office:value-type="float" office:value="0" calcext:value-type="float">
            <text:p>0</text:p>
          </table:table-cell>
          <table:table-cell table:formula="of:=([.E137]-[.F137])" office:value-type="float" office:value="65" calcext:value-type="float">
            <text:p>65</text:p>
          </table:table-cell>
          <table:table-cell table:formula="of:=[.H137]/[.I1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38]/255*100" office:value-type="float" office:value="54.1176470588235" calcext:value-type="float">
            <text:p>5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8]-[.D138])/90" office:value-type="float" office:value="0" calcext:value-type="float">
            <text:p>0</text:p>
          </table:table-cell>
          <table:table-cell table:formula="of:=([.E138]-[.F138])" office:value-type="float" office:value="65" calcext:value-type="float">
            <text:p>65</text:p>
          </table:table-cell>
          <table:table-cell table:formula="of:=[.H138]/[.I1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39]/255*100" office:value-type="float" office:value="54.5098039215686" calcext:value-type="float">
            <text:p>5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39]-[.D139])/90" office:value-type="float" office:value="0" calcext:value-type="float">
            <text:p>0</text:p>
          </table:table-cell>
          <table:table-cell table:formula="of:=([.E139]-[.F139])" office:value-type="float" office:value="65" calcext:value-type="float">
            <text:p>65</text:p>
          </table:table-cell>
          <table:table-cell table:formula="of:=[.H139]/[.I1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0]/255*100" office:value-type="float" office:value="54.9019607843137" calcext:value-type="float">
            <text:p>54,9019607843137</text:p>
          </table:table-cell>
          <table:table-cell office:value-type="float" office:value="8591" calcext:value-type="float">
            <text:p>859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40]-[.D140])/90" office:value-type="float" office:value="95.4555555555556" calcext:value-type="float">
            <text:p>95,4555555555556</text:p>
          </table:table-cell>
          <table:table-cell table:formula="of:=([.E140]-[.F140])" office:value-type="float" office:value="65" calcext:value-type="float">
            <text:p>65</text:p>
          </table:table-cell>
          <table:table-cell table:formula="of:=[.H140]/[.I140]" office:value-type="float" office:value="1.46854700854701" calcext:value-type="float">
            <text:p>1,46854700854701</text:p>
          </table:table-cell>
          <table:table-cell/>
          <table:table-cell table:formula="of:=[.C140]-[.C130]" office:value-type="float" office:value="654" calcext:value-type="float">
            <text:p>654</text:p>
          </table:table-cell>
          <table:table-cell table:formula="of:=[.J140]-[.J130]" office:value-type="float" office:value="0.111794871794872" calcext:value-type="float">
            <text:p>0,111794871794872</text:p>
          </table:table-cell>
          <table:table-cell table:formula="of:=[.C140]/[.C130]" office:value-type="float" office:value="1.08239889126874" calcext:value-type="float">
            <text:p>1,08239889126874</text:p>
          </table:table-cell>
          <table:table-cell table:formula="of:=[.J140]/[.J130]" office:value-type="float" office:value="1.08239889126874" calcext:value-type="float">
            <text:p>1,0823988912687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1]/255*100" office:value-type="float" office:value="55.2941176470588" calcext:value-type="float">
            <text:p>5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1]-[.D141])/90" office:value-type="float" office:value="0" calcext:value-type="float">
            <text:p>0</text:p>
          </table:table-cell>
          <table:table-cell table:formula="of:=([.E141]-[.F141])" office:value-type="float" office:value="65" calcext:value-type="float">
            <text:p>65</text:p>
          </table:table-cell>
          <table:table-cell table:formula="of:=[.H141]/[.I1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2]/255*100" office:value-type="float" office:value="55.6862745098039" calcext:value-type="float">
            <text:p>5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2]-[.D142])/90" office:value-type="float" office:value="0" calcext:value-type="float">
            <text:p>0</text:p>
          </table:table-cell>
          <table:table-cell table:formula="of:=([.E142]-[.F142])" office:value-type="float" office:value="65" calcext:value-type="float">
            <text:p>65</text:p>
          </table:table-cell>
          <table:table-cell table:formula="of:=[.H142]/[.I1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3]/255*100" office:value-type="float" office:value="56.078431372549" calcext:value-type="float">
            <text:p>5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3]-[.D143])/90" office:value-type="float" office:value="0" calcext:value-type="float">
            <text:p>0</text:p>
          </table:table-cell>
          <table:table-cell table:formula="of:=([.E143]-[.F143])" office:value-type="float" office:value="65" calcext:value-type="float">
            <text:p>65</text:p>
          </table:table-cell>
          <table:table-cell table:formula="of:=[.H143]/[.I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4]/255*100" office:value-type="float" office:value="56.4705882352941" calcext:value-type="float">
            <text:p>5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4]-[.D144])/90" office:value-type="float" office:value="0" calcext:value-type="float">
            <text:p>0</text:p>
          </table:table-cell>
          <table:table-cell table:formula="of:=([.E144]-[.F144])" office:value-type="float" office:value="65" calcext:value-type="float">
            <text:p>65</text:p>
          </table:table-cell>
          <table:table-cell table:formula="of:=[.H144]/[.I1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5]/255*100" office:value-type="float" office:value="56.8627450980392" calcext:value-type="float">
            <text:p>5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5]-[.D145])/90" office:value-type="float" office:value="0" calcext:value-type="float">
            <text:p>0</text:p>
          </table:table-cell>
          <table:table-cell table:formula="of:=([.E145]-[.F145])" office:value-type="float" office:value="65" calcext:value-type="float">
            <text:p>65</text:p>
          </table:table-cell>
          <table:table-cell table:formula="of:=[.H145]/[.I1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6]/255*100" office:value-type="float" office:value="57.2549019607843" calcext:value-type="float">
            <text:p>5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6]-[.D146])/90" office:value-type="float" office:value="0" calcext:value-type="float">
            <text:p>0</text:p>
          </table:table-cell>
          <table:table-cell table:formula="of:=([.E146]-[.F146])" office:value-type="float" office:value="65" calcext:value-type="float">
            <text:p>65</text:p>
          </table:table-cell>
          <table:table-cell table:formula="of:=[.H146]/[.I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7]/255*100" office:value-type="float" office:value="57.6470588235294" calcext:value-type="float">
            <text:p>5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7]-[.D147])/90" office:value-type="float" office:value="0" calcext:value-type="float">
            <text:p>0</text:p>
          </table:table-cell>
          <table:table-cell table:formula="of:=([.E147]-[.F147])" office:value-type="float" office:value="65" calcext:value-type="float">
            <text:p>65</text:p>
          </table:table-cell>
          <table:table-cell table:formula="of:=[.H147]/[.I1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48]/255*100" office:value-type="float" office:value="58.0392156862745" calcext:value-type="float">
            <text:p>5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8]-[.D148])/90" office:value-type="float" office:value="0" calcext:value-type="float">
            <text:p>0</text:p>
          </table:table-cell>
          <table:table-cell table:formula="of:=([.E148]-[.F148])" office:value-type="float" office:value="65" calcext:value-type="float">
            <text:p>65</text:p>
          </table:table-cell>
          <table:table-cell table:formula="of:=[.H148]/[.I1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49]/255*100" office:value-type="float" office:value="58.4313725490196" calcext:value-type="float">
            <text:p>5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49]-[.D149])/90" office:value-type="float" office:value="0" calcext:value-type="float">
            <text:p>0</text:p>
          </table:table-cell>
          <table:table-cell table:formula="of:=([.E149]-[.F149])" office:value-type="float" office:value="65" calcext:value-type="float">
            <text:p>65</text:p>
          </table:table-cell>
          <table:table-cell table:formula="of:=[.H149]/[.I1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0]/255*100" office:value-type="float" office:value="58.8235294117647" calcext:value-type="float">
            <text:p>58,8235294117647</text:p>
          </table:table-cell>
          <table:table-cell office:value-type="float" office:value="9331" calcext:value-type="float">
            <text:p>93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50]-[.D150])/90" office:value-type="float" office:value="103.677777777778" calcext:value-type="float">
            <text:p>103,677777777778</text:p>
          </table:table-cell>
          <table:table-cell table:formula="of:=([.E150]-[.F150])" office:value-type="float" office:value="65" calcext:value-type="float">
            <text:p>65</text:p>
          </table:table-cell>
          <table:table-cell table:formula="of:=[.H150]/[.I150]" office:value-type="float" office:value="1.59504273504274" calcext:value-type="float">
            <text:p>1,59504273504274</text:p>
          </table:table-cell>
          <table:table-cell/>
          <table:table-cell table:formula="of:=[.C150]-[.C140]" office:value-type="float" office:value="740" calcext:value-type="float">
            <text:p>740</text:p>
          </table:table-cell>
          <table:table-cell table:formula="of:=[.J150]-[.J140]" office:value-type="float" office:value="0.126495726495727" calcext:value-type="float">
            <text:p>0,126495726495727</text:p>
          </table:table-cell>
          <table:table-cell table:formula="of:=[.C150]/[.C140]" office:value-type="float" office:value="1.08613665463858" calcext:value-type="float">
            <text:p>1,08613665463858</text:p>
          </table:table-cell>
          <table:table-cell table:formula="of:=[.J150]/[.J140]" office:value-type="float" office:value="1.08613665463858" calcext:value-type="float">
            <text:p>1,08613665463858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1]/255*100" office:value-type="float" office:value="59.2156862745098" calcext:value-type="float">
            <text:p>5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1]-[.D151])/90" office:value-type="float" office:value="0" calcext:value-type="float">
            <text:p>0</text:p>
          </table:table-cell>
          <table:table-cell table:formula="of:=([.E151]-[.F151])" office:value-type="float" office:value="65" calcext:value-type="float">
            <text:p>65</text:p>
          </table:table-cell>
          <table:table-cell table:formula="of:=[.H151]/[.I1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2]/255*100" office:value-type="float" office:value="59.6078431372549" calcext:value-type="float">
            <text:p>5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2]-[.D152])/90" office:value-type="float" office:value="0" calcext:value-type="float">
            <text:p>0</text:p>
          </table:table-cell>
          <table:table-cell table:formula="of:=([.E152]-[.F152])" office:value-type="float" office:value="65" calcext:value-type="float">
            <text:p>65</text:p>
          </table:table-cell>
          <table:table-cell table:formula="of:=[.H152]/[.I1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3]/255*100"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3]-[.D153])/90" office:value-type="float" office:value="0" calcext:value-type="float">
            <text:p>0</text:p>
          </table:table-cell>
          <table:table-cell table:formula="of:=([.E153]-[.F153])" office:value-type="float" office:value="65" calcext:value-type="float">
            <text:p>65</text:p>
          </table:table-cell>
          <table:table-cell table:formula="of:=[.H153]/[.I1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4]/255*100" office:value-type="float" office:value="60.3921568627451" calcext:value-type="float">
            <text:p>6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4]-[.D154])/90" office:value-type="float" office:value="0" calcext:value-type="float">
            <text:p>0</text:p>
          </table:table-cell>
          <table:table-cell table:formula="of:=([.E154]-[.F154])" office:value-type="float" office:value="65" calcext:value-type="float">
            <text:p>65</text:p>
          </table:table-cell>
          <table:table-cell table:formula="of:=[.H154]/[.I1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5]/255*100" office:value-type="float" office:value="60.7843137254902" calcext:value-type="float">
            <text:p>6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5]-[.D155])/90" office:value-type="float" office:value="0" calcext:value-type="float">
            <text:p>0</text:p>
          </table:table-cell>
          <table:table-cell table:formula="of:=([.E155]-[.F155])" office:value-type="float" office:value="65" calcext:value-type="float">
            <text:p>65</text:p>
          </table:table-cell>
          <table:table-cell table:formula="of:=[.H155]/[.I1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6]/255*100" office:value-type="float" office:value="61.1764705882353" calcext:value-type="float">
            <text:p>6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6]-[.D156])/90" office:value-type="float" office:value="0" calcext:value-type="float">
            <text:p>0</text:p>
          </table:table-cell>
          <table:table-cell table:formula="of:=([.E156]-[.F156])" office:value-type="float" office:value="65" calcext:value-type="float">
            <text:p>65</text:p>
          </table:table-cell>
          <table:table-cell table:formula="of:=[.H156]/[.I1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7]/255*100" office:value-type="float" office:value="61.5686274509804" calcext:value-type="float">
            <text:p>6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7]-[.D157])/90" office:value-type="float" office:value="0" calcext:value-type="float">
            <text:p>0</text:p>
          </table:table-cell>
          <table:table-cell table:formula="of:=([.E157]-[.F157])" office:value-type="float" office:value="65" calcext:value-type="float">
            <text:p>65</text:p>
          </table:table-cell>
          <table:table-cell table:formula="of:=[.H157]/[.I15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58]/255*100" office:value-type="float" office:value="61.9607843137255" calcext:value-type="float">
            <text:p>6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8]-[.D158])/90" office:value-type="float" office:value="0" calcext:value-type="float">
            <text:p>0</text:p>
          </table:table-cell>
          <table:table-cell table:formula="of:=([.E158]-[.F158])" office:value-type="float" office:value="65" calcext:value-type="float">
            <text:p>65</text:p>
          </table:table-cell>
          <table:table-cell table:formula="of:=[.H158]/[.I1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59]/255*100" office:value-type="float" office:value="62.3529411764706" calcext:value-type="float">
            <text:p>6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59]-[.D159])/90" office:value-type="float" office:value="0" calcext:value-type="float">
            <text:p>0</text:p>
          </table:table-cell>
          <table:table-cell table:formula="of:=([.E159]-[.F159])" office:value-type="float" office:value="65" calcext:value-type="float">
            <text:p>65</text:p>
          </table:table-cell>
          <table:table-cell table:formula="of:=[.H159]/[.I1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0]/255*100" office:value-type="float" office:value="62.7450980392157" calcext:value-type="float">
            <text:p>62,7450980392157</text:p>
          </table:table-cell>
          <table:table-cell office:value-type="float" office:value="10018" calcext:value-type="float">
            <text:p>1001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60]-[.D160])/90" office:value-type="float" office:value="111.311111111111" calcext:value-type="float">
            <text:p>111,311111111111</text:p>
          </table:table-cell>
          <table:table-cell table:formula="of:=([.E160]-[.F160])" office:value-type="float" office:value="65" calcext:value-type="float">
            <text:p>65</text:p>
          </table:table-cell>
          <table:table-cell table:formula="of:=[.H160]/[.I160]" office:value-type="float" office:value="1.71247863247863" calcext:value-type="float">
            <text:p>1,71247863247863</text:p>
          </table:table-cell>
          <table:table-cell/>
          <table:table-cell table:formula="of:=[.C160]-[.C150]" office:value-type="float" office:value="687" calcext:value-type="float">
            <text:p>687</text:p>
          </table:table-cell>
          <table:table-cell table:formula="of:=[.J160]-[.J150]" office:value-type="float" office:value="0.117435897435898" calcext:value-type="float">
            <text:p>0,117435897435898</text:p>
          </table:table-cell>
          <table:table-cell table:formula="of:=[.C160]/[.C150]" office:value-type="float" office:value="1.07362554924445" calcext:value-type="float">
            <text:p>1,07362554924445</text:p>
          </table:table-cell>
          <table:table-cell table:formula="of:=[.J160]/[.J150]" office:value-type="float" office:value="1.07362554924445" calcext:value-type="float">
            <text:p>1,0736255492444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1]/255*100" office:value-type="float" office:value="63.1372549019608" calcext:value-type="float">
            <text:p>6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1]-[.D161])/90" office:value-type="float" office:value="0" calcext:value-type="float">
            <text:p>0</text:p>
          </table:table-cell>
          <table:table-cell table:formula="of:=([.E161]-[.F161])" office:value-type="float" office:value="65" calcext:value-type="float">
            <text:p>65</text:p>
          </table:table-cell>
          <table:table-cell table:formula="of:=[.H161]/[.I1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2]/255*100" office:value-type="float" office:value="63.5294117647059" calcext:value-type="float">
            <text:p>6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2]-[.D162])/90" office:value-type="float" office:value="0" calcext:value-type="float">
            <text:p>0</text:p>
          </table:table-cell>
          <table:table-cell table:formula="of:=([.E162]-[.F162])" office:value-type="float" office:value="65" calcext:value-type="float">
            <text:p>65</text:p>
          </table:table-cell>
          <table:table-cell table:formula="of:=[.H162]/[.I16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3]/255*100" office:value-type="float" office:value="63.921568627451" calcext:value-type="float">
            <text:p>6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3]-[.D163])/90" office:value-type="float" office:value="0" calcext:value-type="float">
            <text:p>0</text:p>
          </table:table-cell>
          <table:table-cell table:formula="of:=([.E163]-[.F163])" office:value-type="float" office:value="65" calcext:value-type="float">
            <text:p>65</text:p>
          </table:table-cell>
          <table:table-cell table:formula="of:=[.H163]/[.I16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4]/255*100" office:value-type="float" office:value="64.3137254901961" calcext:value-type="float">
            <text:p>6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4]-[.D164])/90" office:value-type="float" office:value="0" calcext:value-type="float">
            <text:p>0</text:p>
          </table:table-cell>
          <table:table-cell table:formula="of:=([.E164]-[.F164])" office:value-type="float" office:value="65" calcext:value-type="float">
            <text:p>65</text:p>
          </table:table-cell>
          <table:table-cell table:formula="of:=[.H164]/[.I1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5]/255*100" office:value-type="float" office:value="64.7058823529412" calcext:value-type="float">
            <text:p>6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5]-[.D165])/90" office:value-type="float" office:value="0" calcext:value-type="float">
            <text:p>0</text:p>
          </table:table-cell>
          <table:table-cell table:formula="of:=([.E165]-[.F165])" office:value-type="float" office:value="65" calcext:value-type="float">
            <text:p>65</text:p>
          </table:table-cell>
          <table:table-cell table:formula="of:=[.H165]/[.I1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6]/255*100" office:value-type="float" office:value="65.0980392156863" calcext:value-type="float">
            <text:p>6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6]-[.D166])/90" office:value-type="float" office:value="0" calcext:value-type="float">
            <text:p>0</text:p>
          </table:table-cell>
          <table:table-cell table:formula="of:=([.E166]-[.F166])" office:value-type="float" office:value="65" calcext:value-type="float">
            <text:p>65</text:p>
          </table:table-cell>
          <table:table-cell table:formula="of:=[.H166]/[.I1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7]/255*100" office:value-type="float" office:value="65.4901960784314" calcext:value-type="float">
            <text:p>6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7]-[.D167])/90" office:value-type="float" office:value="0" calcext:value-type="float">
            <text:p>0</text:p>
          </table:table-cell>
          <table:table-cell table:formula="of:=([.E167]-[.F167])" office:value-type="float" office:value="65" calcext:value-type="float">
            <text:p>65</text:p>
          </table:table-cell>
          <table:table-cell table:formula="of:=[.H167]/[.I1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68]/255*100" office:value-type="float" office:value="65.8823529411765" calcext:value-type="float">
            <text:p>6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8]-[.D168])/90" office:value-type="float" office:value="0" calcext:value-type="float">
            <text:p>0</text:p>
          </table:table-cell>
          <table:table-cell table:formula="of:=([.E168]-[.F168])" office:value-type="float" office:value="65" calcext:value-type="float">
            <text:p>65</text:p>
          </table:table-cell>
          <table:table-cell table:formula="of:=[.H168]/[.I16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69]/255*100" office:value-type="float" office:value="66.2745098039216" calcext:value-type="float">
            <text:p>6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69]-[.D169])/90" office:value-type="float" office:value="0" calcext:value-type="float">
            <text:p>0</text:p>
          </table:table-cell>
          <table:table-cell table:formula="of:=([.E169]-[.F169])" office:value-type="float" office:value="65" calcext:value-type="float">
            <text:p>65</text:p>
          </table:table-cell>
          <table:table-cell table:formula="of:=[.H169]/[.I1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0]/255*100" office:value-type="float" office:value="66.6666666666667" calcext:value-type="float">
            <text:p>66,6666666666667</text:p>
          </table:table-cell>
          <table:table-cell office:value-type="float" office:value="10728" calcext:value-type="float">
            <text:p>107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70]-[.D170])/90" office:value-type="float" office:value="119.2" calcext:value-type="float">
            <text:p>119,2</text:p>
          </table:table-cell>
          <table:table-cell table:formula="of:=([.E170]-[.F170])" office:value-type="float" office:value="65" calcext:value-type="float">
            <text:p>65</text:p>
          </table:table-cell>
          <table:table-cell table:formula="of:=[.H170]/[.I170]" office:value-type="float" office:value="1.83384615384615" calcext:value-type="float">
            <text:p>1,83384615384615</text:p>
          </table:table-cell>
          <table:table-cell/>
          <table:table-cell table:formula="of:=[.C170]-[.C160]" office:value-type="float" office:value="710" calcext:value-type="float">
            <text:p>710</text:p>
          </table:table-cell>
          <table:table-cell table:formula="of:=[.J170]-[.J160]" office:value-type="float" office:value="0.121367521367521" calcext:value-type="float">
            <text:p>0,121367521367521</text:p>
          </table:table-cell>
          <table:table-cell table:formula="of:=[.C170]/[.C160]" office:value-type="float" office:value="1.07087242962667" calcext:value-type="float">
            <text:p>1,07087242962667</text:p>
          </table:table-cell>
          <table:table-cell table:formula="of:=[.J170]/[.J160]" office:value-type="float" office:value="1.07087242962667" calcext:value-type="float">
            <text:p>1,0708724296266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1]/255*100" office:value-type="float" office:value="67.0588235294118" calcext:value-type="float">
            <text:p>6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1]-[.D171])/90" office:value-type="float" office:value="0" calcext:value-type="float">
            <text:p>0</text:p>
          </table:table-cell>
          <table:table-cell table:formula="of:=([.E171]-[.F171])" office:value-type="float" office:value="65" calcext:value-type="float">
            <text:p>65</text:p>
          </table:table-cell>
          <table:table-cell table:formula="of:=[.H171]/[.I17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2]/255*100" office:value-type="float" office:value="67.4509803921569" calcext:value-type="float">
            <text:p>6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2]-[.D172])/90" office:value-type="float" office:value="0" calcext:value-type="float">
            <text:p>0</text:p>
          </table:table-cell>
          <table:table-cell table:formula="of:=([.E172]-[.F172])" office:value-type="float" office:value="65" calcext:value-type="float">
            <text:p>65</text:p>
          </table:table-cell>
          <table:table-cell table:formula="of:=[.H172]/[.I1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3]/255*100" office:value-type="float" office:value="67.843137254902" calcext:value-type="float">
            <text:p>6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3]-[.D173])/90" office:value-type="float" office:value="0" calcext:value-type="float">
            <text:p>0</text:p>
          </table:table-cell>
          <table:table-cell table:formula="of:=([.E173]-[.F173])" office:value-type="float" office:value="65" calcext:value-type="float">
            <text:p>65</text:p>
          </table:table-cell>
          <table:table-cell table:formula="of:=[.H173]/[.I1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4]/255*100" office:value-type="float" office:value="68.2352941176471" calcext:value-type="float">
            <text:p>6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4]-[.D174])/90" office:value-type="float" office:value="0" calcext:value-type="float">
            <text:p>0</text:p>
          </table:table-cell>
          <table:table-cell table:formula="of:=([.E174]-[.F174])" office:value-type="float" office:value="65" calcext:value-type="float">
            <text:p>65</text:p>
          </table:table-cell>
          <table:table-cell table:formula="of:=[.H174]/[.I17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5]/255*100" office:value-type="float" office:value="68.6274509803922" calcext:value-type="float">
            <text:p>6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5]-[.D175])/90" office:value-type="float" office:value="0" calcext:value-type="float">
            <text:p>0</text:p>
          </table:table-cell>
          <table:table-cell table:formula="of:=([.E175]-[.F175])" office:value-type="float" office:value="65" calcext:value-type="float">
            <text:p>65</text:p>
          </table:table-cell>
          <table:table-cell table:formula="of:=[.H175]/[.I1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6]/255*100" office:value-type="float" office:value="69.0196078431373" calcext:value-type="float">
            <text:p>6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6]-[.D176])/90" office:value-type="float" office:value="0" calcext:value-type="float">
            <text:p>0</text:p>
          </table:table-cell>
          <table:table-cell table:formula="of:=([.E176]-[.F176])" office:value-type="float" office:value="65" calcext:value-type="float">
            <text:p>65</text:p>
          </table:table-cell>
          <table:table-cell table:formula="of:=[.H176]/[.I17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7]/255*100" office:value-type="float" office:value="69.4117647058824" calcext:value-type="float">
            <text:p>6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7]-[.D177])/90" office:value-type="float" office:value="0" calcext:value-type="float">
            <text:p>0</text:p>
          </table:table-cell>
          <table:table-cell table:formula="of:=([.E177]-[.F177])" office:value-type="float" office:value="65" calcext:value-type="float">
            <text:p>65</text:p>
          </table:table-cell>
          <table:table-cell table:formula="of:=[.H177]/[.I17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78]/255*100" office:value-type="float" office:value="69.8039215686274" calcext:value-type="float">
            <text:p>69,8039215686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8]-[.D178])/90" office:value-type="float" office:value="0" calcext:value-type="float">
            <text:p>0</text:p>
          </table:table-cell>
          <table:table-cell table:formula="of:=([.E178]-[.F178])" office:value-type="float" office:value="65" calcext:value-type="float">
            <text:p>65</text:p>
          </table:table-cell>
          <table:table-cell table:formula="of:=[.H178]/[.I17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79]/255*100" office:value-type="float" office:value="70.1960784313725" calcext:value-type="float">
            <text:p>70,1960784313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79]-[.D179])/90" office:value-type="float" office:value="0" calcext:value-type="float">
            <text:p>0</text:p>
          </table:table-cell>
          <table:table-cell table:formula="of:=([.E179]-[.F179])" office:value-type="float" office:value="65" calcext:value-type="float">
            <text:p>65</text:p>
          </table:table-cell>
          <table:table-cell table:formula="of:=[.H179]/[.I17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0]/255*100" office:value-type="float" office:value="70.5882352941177" calcext:value-type="float">
            <text:p>70,5882352941177</text:p>
          </table:table-cell>
          <table:table-cell office:value-type="float" office:value="11431" calcext:value-type="float">
            <text:p>114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80]-[.D180])/90" office:value-type="float" office:value="127.011111111111" calcext:value-type="float">
            <text:p>127,011111111111</text:p>
          </table:table-cell>
          <table:table-cell table:formula="of:=([.E180]-[.F180])" office:value-type="float" office:value="65" calcext:value-type="float">
            <text:p>65</text:p>
          </table:table-cell>
          <table:table-cell table:formula="of:=[.H180]/[.I180]" office:value-type="float" office:value="1.95401709401709" calcext:value-type="float">
            <text:p>1,95401709401709</text:p>
          </table:table-cell>
          <table:table-cell/>
          <table:table-cell table:formula="of:=[.C180]-[.C170]" office:value-type="float" office:value="703" calcext:value-type="float">
            <text:p>703</text:p>
          </table:table-cell>
          <table:table-cell table:formula="of:=[.J180]-[.J170]" office:value-type="float" office:value="0.12017094017094" calcext:value-type="float">
            <text:p>0,12017094017094</text:p>
          </table:table-cell>
          <table:table-cell table:formula="of:=[.C180]/[.C170]" office:value-type="float" office:value="1.06552945563013" calcext:value-type="float">
            <text:p>1,06552945563013</text:p>
          </table:table-cell>
          <table:table-cell table:formula="of:=[.J180]/[.J170]" office:value-type="float" office:value="1.06552945563013" calcext:value-type="float">
            <text:p>1,06552945563013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1]/255*100" office:value-type="float" office:value="70.9803921568628" calcext:value-type="float">
            <text:p>7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1]-[.D181])/90" office:value-type="float" office:value="0" calcext:value-type="float">
            <text:p>0</text:p>
          </table:table-cell>
          <table:table-cell table:formula="of:=([.E181]-[.F181])" office:value-type="float" office:value="65" calcext:value-type="float">
            <text:p>65</text:p>
          </table:table-cell>
          <table:table-cell table:formula="of:=[.H181]/[.I18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2]/255*100" office:value-type="float" office:value="71.3725490196079" calcext:value-type="float">
            <text:p>7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2]-[.D182])/90" office:value-type="float" office:value="0" calcext:value-type="float">
            <text:p>0</text:p>
          </table:table-cell>
          <table:table-cell table:formula="of:=([.E182]-[.F182])" office:value-type="float" office:value="65" calcext:value-type="float">
            <text:p>65</text:p>
          </table:table-cell>
          <table:table-cell table:formula="of:=[.H182]/[.I18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3]/255*100" office:value-type="float" office:value="71.7647058823529" calcext:value-type="float">
            <text:p>7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3]-[.D183])/90" office:value-type="float" office:value="0" calcext:value-type="float">
            <text:p>0</text:p>
          </table:table-cell>
          <table:table-cell table:formula="of:=([.E183]-[.F183])" office:value-type="float" office:value="65" calcext:value-type="float">
            <text:p>65</text:p>
          </table:table-cell>
          <table:table-cell table:formula="of:=[.H183]/[.I18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4]/255*100" office:value-type="float" office:value="72.156862745098" calcext:value-type="float">
            <text:p>7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4]-[.D184])/90" office:value-type="float" office:value="0" calcext:value-type="float">
            <text:p>0</text:p>
          </table:table-cell>
          <table:table-cell table:formula="of:=([.E184]-[.F184])" office:value-type="float" office:value="65" calcext:value-type="float">
            <text:p>65</text:p>
          </table:table-cell>
          <table:table-cell table:formula="of:=[.H184]/[.I18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5]/255*100" office:value-type="float" office:value="72.5490196078431" calcext:value-type="float">
            <text:p>7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5]-[.D185])/90" office:value-type="float" office:value="0" calcext:value-type="float">
            <text:p>0</text:p>
          </table:table-cell>
          <table:table-cell table:formula="of:=([.E185]-[.F185])" office:value-type="float" office:value="65" calcext:value-type="float">
            <text:p>65</text:p>
          </table:table-cell>
          <table:table-cell table:formula="of:=[.H185]/[.I1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6]/255*100" office:value-type="float" office:value="72.9411764705882" calcext:value-type="float">
            <text:p>7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6]-[.D186])/90" office:value-type="float" office:value="0" calcext:value-type="float">
            <text:p>0</text:p>
          </table:table-cell>
          <table:table-cell table:formula="of:=([.E186]-[.F186])" office:value-type="float" office:value="65" calcext:value-type="float">
            <text:p>65</text:p>
          </table:table-cell>
          <table:table-cell table:formula="of:=[.H186]/[.I18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7]/255*100" office:value-type="float" office:value="73.3333333333333" calcext:value-type="float">
            <text:p>7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7]-[.D187])/90" office:value-type="float" office:value="0" calcext:value-type="float">
            <text:p>0</text:p>
          </table:table-cell>
          <table:table-cell table:formula="of:=([.E187]-[.F187])" office:value-type="float" office:value="65" calcext:value-type="float">
            <text:p>65</text:p>
          </table:table-cell>
          <table:table-cell table:formula="of:=[.H187]/[.I18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88]/255*100" office:value-type="float" office:value="73.7254901960784" calcext:value-type="float">
            <text:p>7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8]-[.D188])/90" office:value-type="float" office:value="0" calcext:value-type="float">
            <text:p>0</text:p>
          </table:table-cell>
          <table:table-cell table:formula="of:=([.E188]-[.F188])" office:value-type="float" office:value="65" calcext:value-type="float">
            <text:p>65</text:p>
          </table:table-cell>
          <table:table-cell table:formula="of:=[.H188]/[.I18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89]/255*100" office:value-type="float" office:value="74.1176470588235" calcext:value-type="float">
            <text:p>7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89]-[.D189])/90" office:value-type="float" office:value="0" calcext:value-type="float">
            <text:p>0</text:p>
          </table:table-cell>
          <table:table-cell table:formula="of:=([.E189]-[.F189])" office:value-type="float" office:value="65" calcext:value-type="float">
            <text:p>65</text:p>
          </table:table-cell>
          <table:table-cell table:formula="of:=[.H189]/[.I18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0]/255*100" office:value-type="float" office:value="74.5098039215686" calcext:value-type="float">
            <text:p>74,5098039215686</text:p>
          </table:table-cell>
          <table:table-cell office:value-type="float" office:value="12106" calcext:value-type="float">
            <text:p>121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90]-[.D190])/90" office:value-type="float" office:value="134.511111111111" calcext:value-type="float">
            <text:p>134,511111111111</text:p>
          </table:table-cell>
          <table:table-cell table:formula="of:=([.E190]-[.F190])" office:value-type="float" office:value="65" calcext:value-type="float">
            <text:p>65</text:p>
          </table:table-cell>
          <table:table-cell table:formula="of:=[.H190]/[.I190]" office:value-type="float" office:value="2.06940170940171" calcext:value-type="float">
            <text:p>2,06940170940171</text:p>
          </table:table-cell>
          <table:table-cell/>
          <table:table-cell table:formula="of:=[.C190]-[.C180]" office:value-type="float" office:value="675" calcext:value-type="float">
            <text:p>675</text:p>
          </table:table-cell>
          <table:table-cell table:formula="of:=[.J190]-[.J180]" office:value-type="float" office:value="0.115384615384615" calcext:value-type="float">
            <text:p>0,115384615384615</text:p>
          </table:table-cell>
          <table:table-cell table:formula="of:=[.C190]/[.C180]" office:value-type="float" office:value="1.05904995188522" calcext:value-type="float">
            <text:p>1,05904995188522</text:p>
          </table:table-cell>
          <table:table-cell table:formula="of:=[.J190]/[.J180]" office:value-type="float" office:value="1.05904995188522" calcext:value-type="float">
            <text:p>1,05904995188522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1]/255*100" office:value-type="float" office:value="74.9019607843137" calcext:value-type="float">
            <text:p>7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1]-[.D191])/90" office:value-type="float" office:value="0" calcext:value-type="float">
            <text:p>0</text:p>
          </table:table-cell>
          <table:table-cell table:formula="of:=([.E191]-[.F191])" office:value-type="float" office:value="65" calcext:value-type="float">
            <text:p>65</text:p>
          </table:table-cell>
          <table:table-cell table:formula="of:=[.H191]/[.I19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2]/255*100" office:value-type="float" office:value="75.2941176470588" calcext:value-type="float">
            <text:p>7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2]-[.D192])/90" office:value-type="float" office:value="0" calcext:value-type="float">
            <text:p>0</text:p>
          </table:table-cell>
          <table:table-cell table:formula="of:=([.E192]-[.F192])" office:value-type="float" office:value="65" calcext:value-type="float">
            <text:p>65</text:p>
          </table:table-cell>
          <table:table-cell table:formula="of:=[.H192]/[.I19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3]/255*100" office:value-type="float" office:value="75.6862745098039" calcext:value-type="float">
            <text:p>7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3]-[.D193])/90" office:value-type="float" office:value="0" calcext:value-type="float">
            <text:p>0</text:p>
          </table:table-cell>
          <table:table-cell table:formula="of:=([.E193]-[.F193])" office:value-type="float" office:value="65" calcext:value-type="float">
            <text:p>65</text:p>
          </table:table-cell>
          <table:table-cell table:formula="of:=[.H193]/[.I19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4]/255*100" office:value-type="float" office:value="76.078431372549" calcext:value-type="float">
            <text:p>7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4]-[.D194])/90" office:value-type="float" office:value="0" calcext:value-type="float">
            <text:p>0</text:p>
          </table:table-cell>
          <table:table-cell table:formula="of:=([.E194]-[.F194])" office:value-type="float" office:value="65" calcext:value-type="float">
            <text:p>65</text:p>
          </table:table-cell>
          <table:table-cell table:formula="of:=[.H194]/[.I19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5]/255*100" office:value-type="float" office:value="76.4705882352941" calcext:value-type="float">
            <text:p>7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5]-[.D195])/90" office:value-type="float" office:value="0" calcext:value-type="float">
            <text:p>0</text:p>
          </table:table-cell>
          <table:table-cell table:formula="of:=([.E195]-[.F195])" office:value-type="float" office:value="65" calcext:value-type="float">
            <text:p>65</text:p>
          </table:table-cell>
          <table:table-cell table:formula="of:=[.H195]/[.I19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6]/255*100" office:value-type="float" office:value="76.8627450980392" calcext:value-type="float">
            <text:p>7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6]-[.D196])/90" office:value-type="float" office:value="0" calcext:value-type="float">
            <text:p>0</text:p>
          </table:table-cell>
          <table:table-cell table:formula="of:=([.E196]-[.F196])" office:value-type="float" office:value="65" calcext:value-type="float">
            <text:p>65</text:p>
          </table:table-cell>
          <table:table-cell table:formula="of:=[.H196]/[.I19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7]/255*100" office:value-type="float" office:value="77.2549019607843" calcext:value-type="float">
            <text:p>7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7]-[.D197])/90" office:value-type="float" office:value="0" calcext:value-type="float">
            <text:p>0</text:p>
          </table:table-cell>
          <table:table-cell table:formula="of:=([.E197]-[.F197])" office:value-type="float" office:value="65" calcext:value-type="float">
            <text:p>65</text:p>
          </table:table-cell>
          <table:table-cell table:formula="of:=[.H197]/[.I19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198]/255*100" office:value-type="float" office:value="77.6470588235294" calcext:value-type="float">
            <text:p>7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8]-[.D198])/90" office:value-type="float" office:value="0" calcext:value-type="float">
            <text:p>0</text:p>
          </table:table-cell>
          <table:table-cell table:formula="of:=([.E198]-[.F198])" office:value-type="float" office:value="65" calcext:value-type="float">
            <text:p>65</text:p>
          </table:table-cell>
          <table:table-cell table:formula="of:=[.H198]/[.I19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199]/255*100" office:value-type="float" office:value="78.0392156862745" calcext:value-type="float">
            <text:p>7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199]-[.D199])/90" office:value-type="float" office:value="0" calcext:value-type="float">
            <text:p>0</text:p>
          </table:table-cell>
          <table:table-cell table:formula="of:=([.E199]-[.F199])" office:value-type="float" office:value="65" calcext:value-type="float">
            <text:p>65</text:p>
          </table:table-cell>
          <table:table-cell table:formula="of:=[.H199]/[.I19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0]/255*100" office:value-type="float" office:value="78.4313725490196" calcext:value-type="float">
            <text:p>7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0]-[.D200])/90" office:value-type="float" office:value="0" calcext:value-type="float">
            <text:p>0</text:p>
          </table:table-cell>
          <table:table-cell table:formula="of:=([.E200]-[.F200])" office:value-type="float" office:value="65" calcext:value-type="float">
            <text:p>65</text:p>
          </table:table-cell>
          <table:table-cell table:formula="of:=[.H200]/[.I20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1]/255*100" office:value-type="float" office:value="78.8235294117647" calcext:value-type="float">
            <text:p>7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1]-[.D201])/90" office:value-type="float" office:value="0" calcext:value-type="float">
            <text:p>0</text:p>
          </table:table-cell>
          <table:table-cell table:formula="of:=([.E201]-[.F201])" office:value-type="float" office:value="65" calcext:value-type="float">
            <text:p>65</text:p>
          </table:table-cell>
          <table:table-cell table:formula="of:=[.H201]/[.I20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2]/255*100" office:value-type="float" office:value="79.2156862745098" calcext:value-type="float">
            <text:p>7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2]-[.D202])/90" office:value-type="float" office:value="0" calcext:value-type="float">
            <text:p>0</text:p>
          </table:table-cell>
          <table:table-cell table:formula="of:=([.E202]-[.F202])" office:value-type="float" office:value="65" calcext:value-type="float">
            <text:p>65</text:p>
          </table:table-cell>
          <table:table-cell table:formula="of:=[.H202]/[.I20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3]/255*100" office:value-type="float" office:value="79.6078431372549" calcext:value-type="float">
            <text:p>7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3]-[.D203])/90" office:value-type="float" office:value="0" calcext:value-type="float">
            <text:p>0</text:p>
          </table:table-cell>
          <table:table-cell table:formula="of:=([.E203]-[.F203])" office:value-type="float" office:value="65" calcext:value-type="float">
            <text:p>65</text:p>
          </table:table-cell>
          <table:table-cell table:formula="of:=[.H203]/[.I20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4]/255*100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4]-[.D204])/90" office:value-type="float" office:value="0" calcext:value-type="float">
            <text:p>0</text:p>
          </table:table-cell>
          <table:table-cell table:formula="of:=([.E204]-[.F204])" office:value-type="float" office:value="65" calcext:value-type="float">
            <text:p>65</text:p>
          </table:table-cell>
          <table:table-cell table:formula="of:=[.H204]/[.I20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5]/255*100" office:value-type="float" office:value="80.3921568627451" calcext:value-type="float">
            <text:p>80,3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5]-[.D205])/90" office:value-type="float" office:value="0" calcext:value-type="float">
            <text:p>0</text:p>
          </table:table-cell>
          <table:table-cell table:formula="of:=([.E205]-[.F205])" office:value-type="float" office:value="65" calcext:value-type="float">
            <text:p>65</text:p>
          </table:table-cell>
          <table:table-cell table:formula="of:=[.H205]/[.I20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6]/255*100" office:value-type="float" office:value="80.7843137254902" calcext:value-type="float">
            <text:p>80,7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6]-[.D206])/90" office:value-type="float" office:value="0" calcext:value-type="float">
            <text:p>0</text:p>
          </table:table-cell>
          <table:table-cell table:formula="of:=([.E206]-[.F206])" office:value-type="float" office:value="65" calcext:value-type="float">
            <text:p>65</text:p>
          </table:table-cell>
          <table:table-cell table:formula="of:=[.H206]/[.I20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7]/255*100" office:value-type="float" office:value="81.1764705882353" calcext:value-type="float">
            <text:p>81,17647058823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7]-[.D207])/90" office:value-type="float" office:value="0" calcext:value-type="float">
            <text:p>0</text:p>
          </table:table-cell>
          <table:table-cell table:formula="of:=([.E207]-[.F207])" office:value-type="float" office:value="65" calcext:value-type="float">
            <text:p>65</text:p>
          </table:table-cell>
          <table:table-cell table:formula="of:=[.H207]/[.I2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08]/255*100" office:value-type="float" office:value="81.5686274509804" calcext:value-type="float">
            <text:p>81,568627450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8]-[.D208])/90" office:value-type="float" office:value="0" calcext:value-type="float">
            <text:p>0</text:p>
          </table:table-cell>
          <table:table-cell table:formula="of:=([.E208]-[.F208])" office:value-type="float" office:value="65" calcext:value-type="float">
            <text:p>65</text:p>
          </table:table-cell>
          <table:table-cell table:formula="of:=[.H208]/[.I20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09]/255*100" office:value-type="float" office:value="81.9607843137255" calcext:value-type="float">
            <text:p>81,9607843137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09]-[.D209])/90" office:value-type="float" office:value="0" calcext:value-type="float">
            <text:p>0</text:p>
          </table:table-cell>
          <table:table-cell table:formula="of:=([.E209]-[.F209])" office:value-type="float" office:value="65" calcext:value-type="float">
            <text:p>65</text:p>
          </table:table-cell>
          <table:table-cell table:formula="of:=[.H209]/[.I20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0]/255*100" office:value-type="float" office:value="82.3529411764706" calcext:value-type="float">
            <text:p>82,352941176470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0]-[.D210])/90" office:value-type="float" office:value="0" calcext:value-type="float">
            <text:p>0</text:p>
          </table:table-cell>
          <table:table-cell table:formula="of:=([.E210]-[.F210])" office:value-type="float" office:value="65" calcext:value-type="float">
            <text:p>65</text:p>
          </table:table-cell>
          <table:table-cell table:formula="of:=[.H210]/[.I2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1]/255*100" office:value-type="float" office:value="82.7450980392157" calcext:value-type="float">
            <text:p>82,74509803921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1]-[.D211])/90" office:value-type="float" office:value="0" calcext:value-type="float">
            <text:p>0</text:p>
          </table:table-cell>
          <table:table-cell table:formula="of:=([.E211]-[.F211])" office:value-type="float" office:value="65" calcext:value-type="float">
            <text:p>65</text:p>
          </table:table-cell>
          <table:table-cell table:formula="of:=[.H211]/[.I2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2]/255*100" office:value-type="float" office:value="83.1372549019608" calcext:value-type="float">
            <text:p>83,13725490196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2]-[.D212])/90" office:value-type="float" office:value="0" calcext:value-type="float">
            <text:p>0</text:p>
          </table:table-cell>
          <table:table-cell table:formula="of:=([.E212]-[.F212])" office:value-type="float" office:value="65" calcext:value-type="float">
            <text:p>65</text:p>
          </table:table-cell>
          <table:table-cell table:formula="of:=[.H212]/[.I2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3]/255*100" office:value-type="float" office:value="83.5294117647059" calcext:value-type="float">
            <text:p>83,52941176470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3]-[.D213])/90" office:value-type="float" office:value="0" calcext:value-type="float">
            <text:p>0</text:p>
          </table:table-cell>
          <table:table-cell table:formula="of:=([.E213]-[.F213])" office:value-type="float" office:value="65" calcext:value-type="float">
            <text:p>65</text:p>
          </table:table-cell>
          <table:table-cell table:formula="of:=[.H213]/[.I2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4]/255*100" office:value-type="float" office:value="83.921568627451" calcext:value-type="float">
            <text:p>83,921568627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4]-[.D214])/90" office:value-type="float" office:value="0" calcext:value-type="float">
            <text:p>0</text:p>
          </table:table-cell>
          <table:table-cell table:formula="of:=([.E214]-[.F214])" office:value-type="float" office:value="65" calcext:value-type="float">
            <text:p>65</text:p>
          </table:table-cell>
          <table:table-cell table:formula="of:=[.H214]/[.I2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5]/255*100" office:value-type="float" office:value="84.3137254901961" calcext:value-type="float">
            <text:p>84,313725490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5]-[.D215])/90" office:value-type="float" office:value="0" calcext:value-type="float">
            <text:p>0</text:p>
          </table:table-cell>
          <table:table-cell table:formula="of:=([.E215]-[.F215])" office:value-type="float" office:value="65" calcext:value-type="float">
            <text:p>65</text:p>
          </table:table-cell>
          <table:table-cell table:formula="of:=[.H215]/[.I2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6]/255*100" office:value-type="float" office:value="84.7058823529412" calcext:value-type="float">
            <text:p>84,70588235294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6]-[.D216])/90" office:value-type="float" office:value="0" calcext:value-type="float">
            <text:p>0</text:p>
          </table:table-cell>
          <table:table-cell table:formula="of:=([.E216]-[.F216])" office:value-type="float" office:value="65" calcext:value-type="float">
            <text:p>65</text:p>
          </table:table-cell>
          <table:table-cell table:formula="of:=[.H216]/[.I2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7]/255*100" office:value-type="float" office:value="85.0980392156863" calcext:value-type="float">
            <text:p>85,0980392156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7]-[.D217])/90" office:value-type="float" office:value="0" calcext:value-type="float">
            <text:p>0</text:p>
          </table:table-cell>
          <table:table-cell table:formula="of:=([.E217]-[.F217])" office:value-type="float" office:value="65" calcext:value-type="float">
            <text:p>65</text:p>
          </table:table-cell>
          <table:table-cell table:formula="of:=[.H217]/[.I2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8]/255*100" office:value-type="float" office:value="85.4901960784314" calcext:value-type="float">
            <text:p>85,49019607843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8]-[.D218])/90" office:value-type="float" office:value="0" calcext:value-type="float">
            <text:p>0</text:p>
          </table:table-cell>
          <table:table-cell table:formula="of:=([.E218]-[.F218])" office:value-type="float" office:value="65" calcext:value-type="float">
            <text:p>65</text:p>
          </table:table-cell>
          <table:table-cell table:formula="of:=[.H218]/[.I2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19]/255*100" office:value-type="float" office:value="85.8823529411765" calcext:value-type="float">
            <text:p>85,8823529411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19]-[.D219])/90" office:value-type="float" office:value="0" calcext:value-type="float">
            <text:p>0</text:p>
          </table:table-cell>
          <table:table-cell table:formula="of:=([.E219]-[.F219])" office:value-type="float" office:value="65" calcext:value-type="float">
            <text:p>65</text:p>
          </table:table-cell>
          <table:table-cell table:formula="of:=[.H219]/[.I2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0]/255*100" office:value-type="float" office:value="86.2745098039216" calcext:value-type="float">
            <text:p>86,2745098039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0]-[.D220])/90" office:value-type="float" office:value="0" calcext:value-type="float">
            <text:p>0</text:p>
          </table:table-cell>
          <table:table-cell table:formula="of:=([.E220]-[.F220])" office:value-type="float" office:value="65" calcext:value-type="float">
            <text:p>65</text:p>
          </table:table-cell>
          <table:table-cell table:formula="of:=[.H220]/[.I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1]/255*100" office:value-type="float" office:value="86.6666666666667" calcext:value-type="float">
            <text:p>86,6666666666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1]-[.D221])/90" office:value-type="float" office:value="0" calcext:value-type="float">
            <text:p>0</text:p>
          </table:table-cell>
          <table:table-cell table:formula="of:=([.E221]-[.F221])" office:value-type="float" office:value="65" calcext:value-type="float">
            <text:p>65</text:p>
          </table:table-cell>
          <table:table-cell table:formula="of:=[.H221]/[.I2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2]/255*100" office:value-type="float" office:value="87.0588235294118" calcext:value-type="float">
            <text:p>87,0588235294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2]-[.D222])/90" office:value-type="float" office:value="0" calcext:value-type="float">
            <text:p>0</text:p>
          </table:table-cell>
          <table:table-cell table:formula="of:=([.E222]-[.F222])" office:value-type="float" office:value="65" calcext:value-type="float">
            <text:p>65</text:p>
          </table:table-cell>
          <table:table-cell table:formula="of:=[.H222]/[.I2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3]/255*100" office:value-type="float" office:value="87.4509803921569" calcext:value-type="float">
            <text:p>87,4509803921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3]-[.D223])/90" office:value-type="float" office:value="0" calcext:value-type="float">
            <text:p>0</text:p>
          </table:table-cell>
          <table:table-cell table:formula="of:=([.E223]-[.F223])" office:value-type="float" office:value="65" calcext:value-type="float">
            <text:p>65</text:p>
          </table:table-cell>
          <table:table-cell table:formula="of:=[.H223]/[.I2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4]/255*100" office:value-type="float" office:value="87.843137254902" calcext:value-type="float">
            <text:p>87,8431372549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4]-[.D224])/90" office:value-type="float" office:value="0" calcext:value-type="float">
            <text:p>0</text:p>
          </table:table-cell>
          <table:table-cell table:formula="of:=([.E224]-[.F224])" office:value-type="float" office:value="65" calcext:value-type="float">
            <text:p>65</text:p>
          </table:table-cell>
          <table:table-cell table:formula="of:=[.H224]/[.I22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5]/255*100" office:value-type="float" office:value="88.2352941176471" calcext:value-type="float">
            <text:p>88,2352941176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5]-[.D225])/90" office:value-type="float" office:value="0" calcext:value-type="float">
            <text:p>0</text:p>
          </table:table-cell>
          <table:table-cell table:formula="of:=([.E225]-[.F225])" office:value-type="float" office:value="65" calcext:value-type="float">
            <text:p>65</text:p>
          </table:table-cell>
          <table:table-cell table:formula="of:=[.H225]/[.I2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6]/255*100" office:value-type="float" office:value="88.6274509803922" calcext:value-type="float">
            <text:p>88,6274509803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6]-[.D226])/90" office:value-type="float" office:value="0" calcext:value-type="float">
            <text:p>0</text:p>
          </table:table-cell>
          <table:table-cell table:formula="of:=([.E226]-[.F226])" office:value-type="float" office:value="65" calcext:value-type="float">
            <text:p>65</text:p>
          </table:table-cell>
          <table:table-cell table:formula="of:=[.H226]/[.I2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7]/255*100" office:value-type="float" office:value="89.0196078431373" calcext:value-type="float">
            <text:p>89,01960784313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7]-[.D227])/90" office:value-type="float" office:value="0" calcext:value-type="float">
            <text:p>0</text:p>
          </table:table-cell>
          <table:table-cell table:formula="of:=([.E227]-[.F227])" office:value-type="float" office:value="65" calcext:value-type="float">
            <text:p>65</text:p>
          </table:table-cell>
          <table:table-cell table:formula="of:=[.H227]/[.I2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28]/255*100" office:value-type="float" office:value="89.4117647058824" calcext:value-type="float">
            <text:p>89,4117647058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8]-[.D228])/90" office:value-type="float" office:value="0" calcext:value-type="float">
            <text:p>0</text:p>
          </table:table-cell>
          <table:table-cell table:formula="of:=([.E228]-[.F228])" office:value-type="float" office:value="65" calcext:value-type="float">
            <text:p>65</text:p>
          </table:table-cell>
          <table:table-cell table:formula="of:=[.H228]/[.I22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29]/255*100" office:value-type="float" office:value="89.8039215686275" calcext:value-type="float">
            <text:p>89,8039215686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29]-[.D229])/90" office:value-type="float" office:value="0" calcext:value-type="float">
            <text:p>0</text:p>
          </table:table-cell>
          <table:table-cell table:formula="of:=([.E229]-[.F229])" office:value-type="float" office:value="65" calcext:value-type="float">
            <text:p>65</text:p>
          </table:table-cell>
          <table:table-cell table:formula="of:=[.H229]/[.I2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0]/255*100" office:value-type="float" office:value="90.1960784313726" calcext:value-type="float">
            <text:p>90,1960784313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30]-[.D230])/90" office:value-type="float" office:value="0" calcext:value-type="float">
            <text:p>0</text:p>
          </table:table-cell>
          <table:table-cell table:formula="of:=([.E230]-[.F230])" office:value-type="float" office:value="65" calcext:value-type="float">
            <text:p>65</text:p>
          </table:table-cell>
          <table:table-cell table:formula="of:=[.H230]/[.I2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1]/255*100" office:value-type="float" office:value="90.5882352941177" calcext:value-type="float">
            <text:p>90,5882352941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1]-[.D231])/90" office:value-type="float" office:value="0" calcext:value-type="float">
            <text:p>0</text:p>
          </table:table-cell>
          <table:table-cell table:formula="of:=([.E231]-[.F231])" office:value-type="float" office:value="65" calcext:value-type="float">
            <text:p>65</text:p>
          </table:table-cell>
          <table:table-cell table:formula="of:=[.H231]/[.I2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2]/255*100" office:value-type="float" office:value="90.9803921568628" calcext:value-type="float">
            <text:p>90,98039215686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2]-[.D232])/90" office:value-type="float" office:value="0" calcext:value-type="float">
            <text:p>0</text:p>
          </table:table-cell>
          <table:table-cell table:formula="of:=([.E232]-[.F232])" office:value-type="float" office:value="65" calcext:value-type="float">
            <text:p>65</text:p>
          </table:table-cell>
          <table:table-cell table:formula="of:=[.H232]/[.I2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3]/255*100" office:value-type="float" office:value="91.3725490196079" calcext:value-type="float">
            <text:p>91,37254901960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3]-[.D233])/90" office:value-type="float" office:value="0" calcext:value-type="float">
            <text:p>0</text:p>
          </table:table-cell>
          <table:table-cell table:formula="of:=([.E233]-[.F233])" office:value-type="float" office:value="65" calcext:value-type="float">
            <text:p>65</text:p>
          </table:table-cell>
          <table:table-cell table:formula="of:=[.H233]/[.I2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4]/255*100" office:value-type="float" office:value="91.7647058823529" calcext:value-type="float">
            <text:p>91,7647058823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4]-[.D234])/90" office:value-type="float" office:value="0" calcext:value-type="float">
            <text:p>0</text:p>
          </table:table-cell>
          <table:table-cell table:formula="of:=([.E234]-[.F234])" office:value-type="float" office:value="65" calcext:value-type="float">
            <text:p>65</text:p>
          </table:table-cell>
          <table:table-cell table:formula="of:=[.H234]/[.I2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5]/255*100" office:value-type="float" office:value="92.156862745098" calcext:value-type="float">
            <text:p>92,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5]-[.D235])/90" office:value-type="float" office:value="0" calcext:value-type="float">
            <text:p>0</text:p>
          </table:table-cell>
          <table:table-cell table:formula="of:=([.E235]-[.F235])" office:value-type="float" office:value="65" calcext:value-type="float">
            <text:p>65</text:p>
          </table:table-cell>
          <table:table-cell table:formula="of:=[.H235]/[.I2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6]/255*100" office:value-type="float" office:value="92.5490196078431" calcext:value-type="float">
            <text:p>92,5490196078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6]-[.D236])/90" office:value-type="float" office:value="0" calcext:value-type="float">
            <text:p>0</text:p>
          </table:table-cell>
          <table:table-cell table:formula="of:=([.E236]-[.F236])" office:value-type="float" office:value="65" calcext:value-type="float">
            <text:p>65</text:p>
          </table:table-cell>
          <table:table-cell table:formula="of:=[.H236]/[.I2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7]/255*100" office:value-type="float" office:value="92.9411764705882" calcext:value-type="float">
            <text:p>92,9411764705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7]-[.D237])/90" office:value-type="float" office:value="0" calcext:value-type="float">
            <text:p>0</text:p>
          </table:table-cell>
          <table:table-cell table:formula="of:=([.E237]-[.F237])" office:value-type="float" office:value="65" calcext:value-type="float">
            <text:p>65</text:p>
          </table:table-cell>
          <table:table-cell table:formula="of:=[.H237]/[.I2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38]/255*100" office:value-type="float" office:value="93.3333333333333" calcext:value-type="float">
            <text:p>93,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8]-[.D238])/90" office:value-type="float" office:value="0" calcext:value-type="float">
            <text:p>0</text:p>
          </table:table-cell>
          <table:table-cell table:formula="of:=([.E238]-[.F238])" office:value-type="float" office:value="65" calcext:value-type="float">
            <text:p>65</text:p>
          </table:table-cell>
          <table:table-cell table:formula="of:=[.H238]/[.I2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39]/255*100" office:value-type="float" office:value="93.7254901960784" calcext:value-type="float">
            <text:p>93,7254901960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39]-[.D239])/90" office:value-type="float" office:value="0" calcext:value-type="float">
            <text:p>0</text:p>
          </table:table-cell>
          <table:table-cell table:formula="of:=([.E239]-[.F239])" office:value-type="float" office:value="65" calcext:value-type="float">
            <text:p>65</text:p>
          </table:table-cell>
          <table:table-cell table:formula="of:=[.H239]/[.I2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0]/255*100" office:value-type="float" office:value="94.1176470588235" calcext:value-type="float">
            <text:p>94,1176470588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40]-[.D240])/90" office:value-type="float" office:value="0" calcext:value-type="float">
            <text:p>0</text:p>
          </table:table-cell>
          <table:table-cell table:formula="of:=([.E240]-[.F240])" office:value-type="float" office:value="65" calcext:value-type="float">
            <text:p>65</text:p>
          </table:table-cell>
          <table:table-cell table:formula="of:=[.H240]/[.I2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1]/255*100" office:value-type="float" office:value="94.5098039215686" calcext:value-type="float">
            <text:p>94,50980392156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1]-[.D241])/90" office:value-type="float" office:value="0" calcext:value-type="float">
            <text:p>0</text:p>
          </table:table-cell>
          <table:table-cell table:formula="of:=([.E241]-[.F241])" office:value-type="float" office:value="65" calcext:value-type="float">
            <text:p>65</text:p>
          </table:table-cell>
          <table:table-cell table:formula="of:=[.H241]/[.I2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2]/255*100" office:value-type="float" office:value="94.9019607843137" calcext:value-type="float">
            <text:p>94,9019607843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2]-[.D242])/90" office:value-type="float" office:value="0" calcext:value-type="float">
            <text:p>0</text:p>
          </table:table-cell>
          <table:table-cell table:formula="of:=([.E242]-[.F242])" office:value-type="float" office:value="65" calcext:value-type="float">
            <text:p>65</text:p>
          </table:table-cell>
          <table:table-cell table:formula="of:=[.H242]/[.I2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3]/255*100" office:value-type="float" office:value="95.2941176470588" calcext:value-type="float">
            <text:p>95,29411764705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3]-[.D243])/90" office:value-type="float" office:value="0" calcext:value-type="float">
            <text:p>0</text:p>
          </table:table-cell>
          <table:table-cell table:formula="of:=([.E243]-[.F243])" office:value-type="float" office:value="65" calcext:value-type="float">
            <text:p>65</text:p>
          </table:table-cell>
          <table:table-cell table:formula="of:=[.H243]/[.I2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4]/255*100" office:value-type="float" office:value="95.6862745098039" calcext:value-type="float">
            <text:p>95,686274509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4]-[.D244])/90" office:value-type="float" office:value="0" calcext:value-type="float">
            <text:p>0</text:p>
          </table:table-cell>
          <table:table-cell table:formula="of:=([.E244]-[.F244])" office:value-type="float" office:value="65" calcext:value-type="float">
            <text:p>65</text:p>
          </table:table-cell>
          <table:table-cell table:formula="of:=[.H244]/[.I2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5]/255*100" office:value-type="float" office:value="96.078431372549" calcext:value-type="float">
            <text:p>96,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5]-[.D245])/90" office:value-type="float" office:value="0" calcext:value-type="float">
            <text:p>0</text:p>
          </table:table-cell>
          <table:table-cell table:formula="of:=([.E245]-[.F245])" office:value-type="float" office:value="65" calcext:value-type="float">
            <text:p>65</text:p>
          </table:table-cell>
          <table:table-cell table:formula="of:=[.H245]/[.I2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6]/255*100" office:value-type="float" office:value="96.4705882352941" calcext:value-type="float">
            <text:p>96,4705882352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6]-[.D246])/90" office:value-type="float" office:value="0" calcext:value-type="float">
            <text:p>0</text:p>
          </table:table-cell>
          <table:table-cell table:formula="of:=([.E246]-[.F246])" office:value-type="float" office:value="65" calcext:value-type="float">
            <text:p>65</text:p>
          </table:table-cell>
          <table:table-cell table:formula="of:=[.H246]/[.I2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7]/255*100" office:value-type="float" office:value="96.8627450980392" calcext:value-type="float">
            <text:p>96,86274509803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7]-[.D247])/90" office:value-type="float" office:value="0" calcext:value-type="float">
            <text:p>0</text:p>
          </table:table-cell>
          <table:table-cell table:formula="of:=([.E247]-[.F247])" office:value-type="float" office:value="65" calcext:value-type="float">
            <text:p>65</text:p>
          </table:table-cell>
          <table:table-cell table:formula="of:=[.H247]/[.I2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48]/255*100" office:value-type="float" office:value="97.2549019607843" calcext:value-type="float">
            <text:p>97,25490196078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8]-[.D248])/90" office:value-type="float" office:value="0" calcext:value-type="float">
            <text:p>0</text:p>
          </table:table-cell>
          <table:table-cell table:formula="of:=([.E248]-[.F248])" office:value-type="float" office:value="65" calcext:value-type="float">
            <text:p>65</text:p>
          </table:table-cell>
          <table:table-cell table:formula="of:=[.H248]/[.I2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49]/255*100" office:value-type="float" office:value="97.6470588235294" calcext:value-type="float">
            <text:p>97,64705882352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49]-[.D249])/90" office:value-type="float" office:value="0" calcext:value-type="float">
            <text:p>0</text:p>
          </table:table-cell>
          <table:table-cell table:formula="of:=([.E249]-[.F249])" office:value-type="float" office:value="65" calcext:value-type="float">
            <text:p>65</text:p>
          </table:table-cell>
          <table:table-cell table:formula="of:=[.H249]/[.I2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0]/255*100" office:value-type="float" office:value="98.0392156862745" calcext:value-type="float">
            <text:p>98,03921568627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50]-[.D250])/90" office:value-type="float" office:value="0" calcext:value-type="float">
            <text:p>0</text:p>
          </table:table-cell>
          <table:table-cell table:formula="of:=([.E250]-[.F250])" office:value-type="float" office:value="65" calcext:value-type="float">
            <text:p>65</text:p>
          </table:table-cell>
          <table:table-cell table:formula="of:=[.H250]/[.I2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1]/255*100" office:value-type="float" office:value="98.4313725490196" calcext:value-type="float">
            <text:p>98,431372549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1]-[.D251])/90" office:value-type="float" office:value="0" calcext:value-type="float">
            <text:p>0</text:p>
          </table:table-cell>
          <table:table-cell table:formula="of:=([.E251]-[.F251])" office:value-type="float" office:value="65" calcext:value-type="float">
            <text:p>65</text:p>
          </table:table-cell>
          <table:table-cell table:formula="of:=[.H251]/[.I2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2]/255*100" office:value-type="float" office:value="98.8235294117647" calcext:value-type="float">
            <text:p>98,82352941176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2]-[.D252])/90" office:value-type="float" office:value="0" calcext:value-type="float">
            <text:p>0</text:p>
          </table:table-cell>
          <table:table-cell table:formula="of:=([.E252]-[.F252])" office:value-type="float" office:value="65" calcext:value-type="float">
            <text:p>65</text:p>
          </table:table-cell>
          <table:table-cell table:formula="of:=[.H252]/[.I2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3]/255*100" office:value-type="float" office:value="99.2156862745098" calcext:value-type="float">
            <text:p>99,215686274509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3]-[.D253])/90" office:value-type="float" office:value="0" calcext:value-type="float">
            <text:p>0</text:p>
          </table:table-cell>
          <table:table-cell table:formula="of:=([.E253]-[.F253])" office:value-type="float" office:value="65" calcext:value-type="float">
            <text:p>65</text:p>
          </table:table-cell>
          <table:table-cell table:formula="of:=[.H253]/[.I2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4]/255*100" office:value-type="float" office:value="99.6078431372549" calcext:value-type="float">
            <text:p>99,60784313725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4]-[.D254])/90" office:value-type="float" office:value="0" calcext:value-type="float">
            <text:p>0</text:p>
          </table:table-cell>
          <table:table-cell table:formula="of:=([.E254]-[.F254])" office:value-type="float" office:value="65" calcext:value-type="float">
            <text:p>65</text:p>
          </table:table-cell>
          <table:table-cell table:formula="of:=[.H254]/[.I2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5]/255*100"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([.C255]-[.D255])/90" office:value-type="float" office:value="0" calcext:value-type="float">
            <text:p>0</text:p>
          </table:table-cell>
          <table:table-cell table:formula="of:=([.E255]-[.F255])" office:value-type="float" office:value="65" calcext:value-type="float">
            <text:p>65</text:p>
          </table:table-cell>
          <table:table-cell table:formula="of:=[.H255]/[.I255]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.00.0000</text:date>, <text:time style:data-style-name="N2" text:time-value="13:27:40.932155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12:55:09.654285714</meta:creation-date>
    <dc:date>2025-05-01T16:00:50.152107416</dc:date>
    <meta:editing-duration>PT2H21M9S</meta:editing-duration>
    <meta:editing-cycles>27</meta:editing-cycles>
    <meta:generator>LibreOffice/25.2.3.1$Linux_X86_64 LibreOffice_project/520$Build-1</meta:generator>
    <meta:document-statistic meta:table-count="1" meta:cell-count="20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61cm" svg:height="51.14cm" xlink:href=".." xlink:type="simple" chart:class="chart:line" chart:style-name="ch1">
        <chart:legend chart:legend-position="end" svg:x="28.083cm" svg:y="25.022cm" style:legend-expansion="high" chart:style-name="ch2"/>
        <chart:plot-area chart:style-name="ch3" svg:x="0.643cm" svg:y="1.022cm" svg:width="26.797cm" svg:height="49.096cm">
          <chart:coordinate-region svg:x="1.372cm" svg:y="1.222cm" svg:width="25.875cm" svg:height="48.249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heet1.J14:Sheet1.J81" chart:class="chart:line">
            <chart:regression-curve chart:style-name="ch9">
              <chart:equation chart:display-equation="true" chart:display-r-square="false"/>
            </chart:regression-curve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008547008547">
                <text:p>0.027008547008547</text:p>
                <draw:g>
                  <svg:desc>Sheet1.J14:Sheet1.J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4529914529915">
                <text:p>0.0314529914529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5641025641026">
                <text:p>0.0425641025641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3076923076923">
                <text:p>0.0523076923076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1538461538462">
                <text:p>0.0661538461538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4358974358974">
                <text:p>0.0774358974358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3504273504274">
                <text:p>0.0873504273504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512820512821">
                <text:p>0.100512820512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820512820513">
                <text:p>0.11282051282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3589743589744">
                <text:p>0.123589743589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213675213675">
                <text:p>0.135213675213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8034188034188">
                <text:p>0.148034188034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948717948718">
                <text:p>0.15948717948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0769230769231">
                <text:p>0.17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7179487179487">
                <text:p>0.187179487179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6581196581197">
                <text:p>0.196581196581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2307692307692">
                <text:p>0.21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3076923076923">
                <text:p>0.223076923076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5555555555556">
                <text:p>0.235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6153846153846">
                <text:p>0.246153846153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025641025641">
                <text:p>0.261025641025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0940170940171">
                <text:p>0.270940170940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7008547008547">
                <text:p>0.287008547008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6239316239316">
                <text:p>0.296239316239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1794871794872">
                <text:p>0.311794871794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2393162393162">
                <text:p>0.322393162393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7435897435897">
                <text:p>0.337435897435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974358974359">
                <text:p>0.34974358974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2735042735043">
                <text:p>0.3627350427350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6752136752137">
                <text:p>0.376752136752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8034188034188">
                <text:p>0.388034188034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8119658119658">
                <text:p>0.398119658119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8717948717949">
                <text:p>0.408717948717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20512820512821">
                <text:p>0.4205128205128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31111111111111">
                <text:p>0.4311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43247863247863">
                <text:p>0.4432478632478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4700854700855">
                <text:p>0.454700854700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6495726495727">
                <text:p>0.4664957264957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9145299145299">
                <text:p>0.47914529914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4786324786325">
                <text:p>0.50478632478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8974358974359">
                <text:p>0.518974358974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957264957265">
                <text:p>0.52957264957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3589743589744">
                <text:p>0.543589743589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0769230769231">
                <text:p>0.5507692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6239316239316">
                <text:p>0.576239316239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991452991453">
                <text:p>0.589914529914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6581196581197">
                <text:p>0.596581196581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3675213675214">
                <text:p>0.613675213675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4444444444445">
                <text:p>0.624444444444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38290598290598">
                <text:p>0.6382905982905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5025641025641">
                <text:p>0.650256410256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63931623931624">
                <text:p>0.663931623931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75897435897436">
                <text:p>0.675897435897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7692307692308">
                <text:p>0.687692307692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01538461538462">
                <text:p>0.7015384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09230769230769">
                <text:p>0.7092307692307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2564102564103">
                <text:p>0.722564102564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3504273504274">
                <text:p>0.733504273504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5811965811966">
                <text:p>0.7458119658119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7777777777778">
                <text:p>0.757777777777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71111111111111">
                <text:p>0.7711111111111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81538461538462">
                <text:p>0.7815384615384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94871794871795">
                <text:p>0.7948717948717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5811965811966">
                <text:p>0.805811965811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1965811965812">
                <text:p>0.81965811965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30598290598291">
                <text:p>0.830598290598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